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3.36pt"/>
    </style:style>
    <style:style style:name="co2" style:family="table-column">
      <style:table-column-properties fo:break-before="auto" style:column-width="38.86pt"/>
    </style:style>
    <style:style style:name="co3" style:family="table-column">
      <style:table-column-properties fo:break-before="auto" style:column-width="41.7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0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484.64pt" svg:y="794.24pt">
            <draw:object draw:notify-on-update-of-ranges="Sheet1.B5:Sheet1.B5 Sheet1.B6:Sheet1.B106 Sheet1.F5:Sheet1.F5 Sheet1.F6:Sheet1.F106 Sheet1.J5:Sheet1.J5 Sheet1.J6:Sheet1.J10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453.51pt" svg:height="255.09pt" svg:x="484.21pt" svg:y="6.55pt">
            <draw:object draw:notify-on-update-of-ranges="Sheet1.B5:Sheet1.B5 Sheet1.B6:Sheet1.B106 Sheet1.C5:Sheet1.C5 Sheet1.C6:Sheet1.C106 Sheet1.G5:Sheet1.G5 Sheet1.G6:Sheet1.G10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477.07pt" svg:height="240.89pt" svg:x="473.81pt" svg:y="285.73pt">
            <draw:object draw:notify-on-update-of-ranges="Sheet1.B5:Sheet1.B5 Sheet1.B6:Sheet1.B106 Sheet1.D5:Sheet1.D5 Sheet1.D6:Sheet1.D106 Sheet1.H5:Sheet1.H5 Sheet1.H6:Sheet1.H10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454.14pt" svg:height="254.52pt" svg:x="486.09pt" svg:y="529pt">
            <draw:object draw:notify-on-update-of-ranges="Sheet1.B5:Sheet1.B5 Sheet1.B6:Sheet1.B106 Sheet1.E5:Sheet1.E5 Sheet1.E6:Sheet1.E106 Sheet1.I5:Sheet1.I5 Sheet1.I6:Sheet1.I10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OST ZF:</text:p>
          </table:table-cell>
          <table:table-cell table:number-columns-repeated="2"/>
          <table:table-cell office:value-type="float" office:value="142.71" calcext:value-type="float">
            <text:p>142.71</text:p>
          </table:table-cell>
          <table:table-cell table:number-columns-repeated="3"/>
          <table:table-cell office:value-type="float" office:value="200.207" calcext:value-type="float">
            <text:p>200.20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UM BO:</text:p>
          </table:table-cell>
          <table:table-cell table:number-columns-repeated="2"/>
          <table:table-cell office:value-type="float" office:value="13.2218" calcext:value-type="float">
            <text:p>13.22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style-name="ce1"/>
          <table:table-cell table:style-name="ce3" office:value-type="string" calcext:value-type="string" table:number-columns-spanned="3" table:number-rows-spanned="1">
            <text:p>SBC <text:s/></text:p>
          </table:table-cell>
          <table:covered-table-cell table:number-columns-repeated="2" table:style-name="ce4"/>
          <table:table-cell table:style-name="ce4"/>
          <table:table-cell table:style-name="ce3" office:value-type="string" calcext:value-type="string" table:number-columns-spanned="3" table:number-rows-spanned="1">
            <text:p>SPSA <text:s/></text:p>
          </table:table-cell>
          <table:covered-table-cell table:number-columns-repeated="2" table:style-name="ce4"/>
          <table:table-cell table:number-columns-repeated="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FGI</text:p>
          </table:table-cell>
          <table:table-cell table:style-name="ce1" office:value-type="string" calcext:value-type="string">
            <text:p>WIP</text:p>
          </table:table-cell>
          <table:table-cell table:style-name="ce1" office:value-type="string" calcext:value-type="string">
            <text:p>X(t)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FGI</text:p>
          </table:table-cell>
          <table:table-cell table:style-name="ce1" office:value-type="string" calcext:value-type="string">
            <text:p>WIP</text:p>
          </table:table-cell>
          <table:table-cell table:style-name="ce1" office:value-type="string" calcext:value-type="string">
            <text:p>X(t)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emand</text:p>
          </table:table-cell>
          <table:table-cell table:style-name="ce1" office:value-type="string" calcext:value-type="string">
            <text:p>SBC lambda</text:p>
          </table:table-cell>
          <table:table-cell table:style-name="ce1" office:value-type="string" calcext:value-type="string">
            <text:p>SBC FGI</text:p>
          </table:table-cell>
          <table:table-cell table:style-name="ce1" office:value-type="string" calcext:value-type="string">
            <text:p>SBC WIP</text:p>
          </table:table-cell>
          <table:table-cell table:style-name="ce1" office:value-type="string" calcext:value-type="string">
            <text:p>SBC X(t)</text:p>
          </table:table-cell>
          <table:table-cell table:style-name="ce1" office:value-type="string" calcext:value-type="string">
            <text:p>SPSA lambda</text:p>
          </table:table-cell>
          <table:table-cell table:style-name="ce1" office:value-type="string" calcext:value-type="string">
            <text:p>SPSA FGI</text:p>
          </table:table-cell>
          <table:table-cell table:style-name="ce1" office:value-type="string" calcext:value-type="string">
            <text:p>SPSA WIP</text:p>
          </table:table-cell>
          <table:table-cell table:style-name="ce1" office:value-type="string" calcext:value-type="string">
            <text:p>SBC X(t)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42" calcext:value-type="float">
            <text:p>0.004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164" calcext:value-type="float">
            <text:p>0.016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176" calcext:value-type="float">
            <text:p>0.017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54" calcext:value-type="float">
            <text:p>0.015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574" calcext:value-type="float">
            <text:p>0.0574</text:p>
          </table:table-cell>
          <table:table-cell office:value-type="float" office:value="0.097" calcext:value-type="float">
            <text:p>0.097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0324" calcext:value-type="float">
            <text:p>0.032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0272" calcext:value-type="float">
            <text:p>0.027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16" calcext:value-type="float">
            <text:p>0.031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31" calcext:value-type="float">
            <text:p>0.03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158" calcext:value-type="float">
            <text:p>0.015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72" calcext:value-type="float">
            <text:p>0.007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128" calcext:value-type="float">
            <text:p>0.2128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3" calcext:value-type="float">
            <text:p>0.00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362" calcext:value-type="float">
            <text:p>0.4362</text:p>
          </table:table-cell>
          <table:table-cell office:value-type="float" office:value="0.3598" calcext:value-type="float">
            <text:p>0.3598</text:p>
          </table:table-cell>
          <table:table-cell office:value-type="float" office:value="0.2886" calcext:value-type="float">
            <text:p>0.2886</text:p>
          </table:table-cell>
          <table:table-cell office:value-type="float" office:value="0.147" calcext:value-type="float">
            <text:p>0.14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665" calcext:value-type="float">
            <text:p>0.4665</text:p>
          </table:table-cell>
          <table:table-cell office:value-type="float" office:value="0.658" calcext:value-type="float">
            <text:p>0.658</text:p>
          </table:table-cell>
          <table:table-cell office:value-type="float" office:value="0.4608" calcext:value-type="float">
            <text:p>0.4608</text:p>
          </table:table-cell>
          <table:table-cell office:value-type="float" office:value="0.2982" calcext:value-type="float">
            <text:p>0.298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856" calcext:value-type="float">
            <text:p>0.3856</text:p>
          </table:table-cell>
          <table:table-cell office:value-type="float" office:value="1.0126" calcext:value-type="float">
            <text:p>1.0126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3546" calcext:value-type="float">
            <text:p>0.354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055" calcext:value-type="float">
            <text:p>0.1055</text:p>
          </table:table-cell>
          <table:table-cell office:value-type="float" office:value="1.2838" calcext:value-type="float">
            <text:p>1.2838</text:p>
          </table:table-cell>
          <table:table-cell office:value-type="float" office:value="0.3236" calcext:value-type="float">
            <text:p>0.3236</text:p>
          </table:table-cell>
          <table:table-cell office:value-type="float" office:value="0.2712" calcext:value-type="float">
            <text:p>0.271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844" calcext:value-type="float">
            <text:p>0.0844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762" calcext:value-type="float">
            <text:p>0.0762</text:p>
          </table:table-cell>
          <table:table-cell office:value-type="float" office:value="1.472" calcext:value-type="float">
            <text:p>1.472</text:p>
          </table:table-cell>
          <table:table-cell office:value-type="float" office:value="0.2052" calcext:value-type="float">
            <text:p>0.2052</text:p>
          </table:table-cell>
          <table:table-cell office:value-type="float" office:value="0.1882" calcext:value-type="float">
            <text:p>0.188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0.2824" calcext:value-type="float">
            <text:p>0.2824</text:p>
          </table:table-cell>
          <table:table-cell office:value-type="float" office:value="0.442" calcext:value-type="float">
            <text:p>0.442</text:p>
          </table:table-cell>
          <table:table-cell office:value-type="float" office:value="0.2278" calcext:value-type="float">
            <text:p>0.2278</text:p>
          </table:table-cell>
          <table:table-cell office:value-type="float" office:value="0.4254" calcext:value-type="float">
            <text:p>0.4254</text:p>
          </table:table-cell>
          <table:table-cell office:value-type="float" office:value="1.7106" calcext:value-type="float">
            <text:p>1.7106</text:p>
          </table:table-cell>
          <table:table-cell office:value-type="float" office:value="0.3818" calcext:value-type="float">
            <text:p>0.3818</text:p>
          </table:table-cell>
          <table:table-cell office:value-type="float" office:value="0.2386" calcext:value-type="float">
            <text:p>0.238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0.685" calcext:value-type="float">
            <text:p>0.685</text:p>
          </table:table-cell>
          <table:table-cell office:value-type="float" office:value="0.7518" calcext:value-type="float">
            <text:p>0.7518</text:p>
          </table:table-cell>
          <table:table-cell office:value-type="float" office:value="0.4026" calcext:value-type="float">
            <text:p>0.4026</text:p>
          </table:table-cell>
          <table:table-cell office:value-type="float" office:value="0.7163" calcext:value-type="float">
            <text:p>0.7163</text:p>
          </table:table-cell>
          <table:table-cell office:value-type="float" office:value="2.1018" calcext:value-type="float">
            <text:p>2.1018</text:p>
          </table:table-cell>
          <table:table-cell office:value-type="float" office:value="0.6998" calcext:value-type="float">
            <text:p>0.6998</text:p>
          </table:table-cell>
          <table:table-cell office:value-type="float" office:value="0.3912" calcext:value-type="float">
            <text:p>0.391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5" calcext:value-type="float">
            <text:p>0.65</text:p>
          </table:table-cell>
          <table:table-cell office:value-type="float" office:value="0.78" calcext:value-type="float">
            <text:p>0.78</text:p>
          </table:table-cell>
          <table:table-cell office:value-type="float" office:value="0.5674" calcext:value-type="float">
            <text:p>0.5674</text:p>
          </table:table-cell>
          <table:table-cell office:value-type="float" office:value="1.0172" calcext:value-type="float">
            <text:p>1.0172</text:p>
          </table:table-cell>
          <table:table-cell office:value-type="float" office:value="0.5324" calcext:value-type="float">
            <text:p>0.5324</text:p>
          </table:table-cell>
          <table:table-cell office:value-type="float" office:value="0.6756" calcext:value-type="float">
            <text:p>0.6756</text:p>
          </table:table-cell>
          <table:table-cell office:value-type="float" office:value="1.938" calcext:value-type="float">
            <text:p>1.938</text:p>
          </table:table-cell>
          <table:table-cell office:value-type="float" office:value="0.8894" calcext:value-type="float">
            <text:p>0.8894</text:p>
          </table:table-cell>
          <table:table-cell office:value-type="float" office:value="0.4862" calcext:value-type="float">
            <text:p>0.486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" calcext:value-type="float">
            <text:p>0.9</text:p>
          </table:table-cell>
          <table:table-cell office:value-type="float" office:value="0.82" calcext:value-type="float">
            <text:p>0.82</text:p>
          </table:table-cell>
          <table:table-cell office:value-type="float" office:value="0.2618" calcext:value-type="float">
            <text:p>0.2618</text:p>
          </table:table-cell>
          <table:table-cell office:value-type="float" office:value="1.2482" calcext:value-type="float">
            <text:p>1.2482</text:p>
          </table:table-cell>
          <table:table-cell office:value-type="float" office:value="0.5944" calcext:value-type="float">
            <text:p>0.5944</text:p>
          </table:table-cell>
          <table:table-cell office:value-type="float" office:value="0.9115" calcext:value-type="float">
            <text:p>0.9115</text:p>
          </table:table-cell>
          <table:table-cell office:value-type="float" office:value="1.6222" calcext:value-type="float">
            <text:p>1.6222</text:p>
          </table:table-cell>
          <table:table-cell office:value-type="float" office:value="1.2126" calcext:value-type="float">
            <text:p>1.2126</text:p>
          </table:table-cell>
          <table:table-cell office:value-type="float" office:value="0.5842" calcext:value-type="float">
            <text:p>0.584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5" calcext:value-type="float">
            <text:p>0.65</text:p>
          </table:table-cell>
          <table:table-cell office:value-type="float" office:value="0.84" calcext:value-type="float">
            <text:p>0.84</text:p>
          </table:table-cell>
          <table:table-cell office:value-type="float" office:value="0.2422" calcext:value-type="float">
            <text:p>0.2422</text:p>
          </table:table-cell>
          <table:table-cell office:value-type="float" office:value="1.4674" calcext:value-type="float">
            <text:p>1.4674</text:p>
          </table:table-cell>
          <table:table-cell office:value-type="float" office:value="0.6304" calcext:value-type="float">
            <text:p>0.6304</text:p>
          </table:table-cell>
          <table:table-cell office:value-type="float" office:value="0.7123" calcext:value-type="float">
            <text:p>0.7123</text:p>
          </table:table-cell>
          <table:table-cell office:value-type="float" office:value="1.5652" calcext:value-type="float">
            <text:p>1.5652</text:p>
          </table:table-cell>
          <table:table-cell office:value-type="float" office:value="1.3208" calcext:value-type="float">
            <text:p>1.3208</text:p>
          </table:table-cell>
          <table:table-cell office:value-type="float" office:value="0.593" calcext:value-type="float">
            <text:p>0.59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0.0086" calcext:value-type="float">
            <text:p>0.0086</text:p>
          </table:table-cell>
          <table:table-cell office:value-type="float" office:value="1.661" calcext:value-type="float">
            <text:p>1.661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7268" calcext:value-type="float">
            <text:p>0.7268</text:p>
          </table:table-cell>
          <table:table-cell office:value-type="float" office:value="1.2662" calcext:value-type="float">
            <text:p>1.2662</text:p>
          </table:table-cell>
          <table:table-cell office:value-type="float" office:value="1.4452" calcext:value-type="float">
            <text:p>1.4452</text:p>
          </table:table-cell>
          <table:table-cell office:value-type="float" office:value="0.601" calcext:value-type="float">
            <text:p>0.60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  <table:table-cell office:value-type="float" office:value="0.87" calcext:value-type="float">
            <text:p>0.87</text:p>
          </table:table-cell>
          <table:table-cell office:value-type="float" office:value="0.0572" calcext:value-type="float">
            <text:p>0.0572</text:p>
          </table:table-cell>
          <table:table-cell office:value-type="float" office:value="1.8124" calcext:value-type="float">
            <text:p>1.8124</text:p>
          </table:table-cell>
          <table:table-cell office:value-type="float" office:value="0.6986" calcext:value-type="float">
            <text:p>0.6986</text:p>
          </table:table-cell>
          <table:table-cell office:value-type="float" office:value="0.8529" calcext:value-type="float">
            <text:p>0.8529</text:p>
          </table:table-cell>
          <table:table-cell office:value-type="float" office:value="1.2718" calcext:value-type="float">
            <text:p>1.2718</text:p>
          </table:table-cell>
          <table:table-cell office:value-type="float" office:value="1.6162" calcext:value-type="float">
            <text:p>1.6162</text:p>
          </table:table-cell>
          <table:table-cell office:value-type="float" office:value="0.6556" calcext:value-type="float">
            <text:p>0.655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office:value-type="float" office:value="-0.1282" calcext:value-type="float">
            <text:p>-0.1282</text:p>
          </table:table-cell>
          <table:table-cell office:value-type="float" office:value="1.9782" calcext:value-type="float">
            <text:p>1.9782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9298" calcext:value-type="float">
            <text:p>0.9298</text:p>
          </table:table-cell>
          <table:table-cell office:value-type="float" office:value="1.0632" calcext:value-type="float">
            <text:p>1.0632</text:p>
          </table:table-cell>
          <table:table-cell office:value-type="float" office:value="1.8654" calcext:value-type="float">
            <text:p>1.8654</text:p>
          </table:table-cell>
          <table:table-cell office:value-type="float" office:value="0.6914" calcext:value-type="float">
            <text:p>0.6914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5" calcext:value-type="float">
            <text:p>0.65</text:p>
          </table:table-cell>
          <table:table-cell office:value-type="float" office:value="0.88" calcext:value-type="float">
            <text:p>0.88</text:p>
          </table:table-cell>
          <table:table-cell office:value-type="float" office:value="-0.0406" calcext:value-type="float">
            <text:p>-0.0406</text:p>
          </table:table-cell>
          <table:table-cell office:value-type="float" office:value="2.1248" calcext:value-type="float">
            <text:p>2.1248</text:p>
          </table:table-cell>
          <table:table-cell office:value-type="float" office:value="0.7376" calcext:value-type="float">
            <text:p>0.7376</text:p>
          </table:table-cell>
          <table:table-cell office:value-type="float" office:value="0.8774" calcext:value-type="float">
            <text:p>0.8774</text:p>
          </table:table-cell>
          <table:table-cell office:value-type="float" office:value="1.1496" calcext:value-type="float">
            <text:p>1.1496</text:p>
          </table:table-cell>
          <table:table-cell office:value-type="float" office:value="1.9982" calcext:value-type="float">
            <text:p>1.9982</text:p>
          </table:table-cell>
          <table:table-cell office:value-type="float" office:value="0.7364" calcext:value-type="float">
            <text:p>0.7364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-0.2084" calcext:value-type="float">
            <text:p>-0.2084</text:p>
          </table:table-cell>
          <table:table-cell office:value-type="float" office:value="2.291" calcext:value-type="float">
            <text:p>2.291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91" calcext:value-type="float">
            <text:p>0.991</text:p>
          </table:table-cell>
          <table:table-cell office:value-type="float" office:value="2.174" calcext:value-type="float">
            <text:p>2.174</text:p>
          </table:table-cell>
          <table:table-cell office:value-type="float" office:value="0.7414" calcext:value-type="float">
            <text:p>0.7414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5" calcext:value-type="float">
            <text:p>0.65</text:p>
          </table:table-cell>
          <table:table-cell office:value-type="float" office:value="0.9" calcext:value-type="float">
            <text:p>0.9</text:p>
          </table:table-cell>
          <table:table-cell office:value-type="float" office:value="-0.0974" calcext:value-type="float">
            <text:p>-0.0974</text:p>
          </table:table-cell>
          <table:table-cell office:value-type="float" office:value="2.4548" calcext:value-type="float">
            <text:p>2.4548</text:p>
          </table:table-cell>
          <table:table-cell office:value-type="float" office:value="0.761" calcext:value-type="float">
            <text:p>0.761</text:p>
          </table:table-cell>
          <table:table-cell office:value-type="float" office:value="0.9225" calcext:value-type="float">
            <text:p>0.9225</text:p>
          </table:table-cell>
          <table:table-cell office:value-type="float" office:value="1.0934" calcext:value-type="float">
            <text:p>1.0934</text:p>
          </table:table-cell>
          <table:table-cell office:value-type="float" office:value="2.323" calcext:value-type="float">
            <text:p>2.323</text:p>
          </table:table-cell>
          <table:table-cell office:value-type="float" office:value="0.7524" calcext:value-type="float">
            <text:p>0.7524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-0.2124" calcext:value-type="float">
            <text:p>-0.2124</text:p>
          </table:table-cell>
          <table:table-cell office:value-type="float" office:value="2.547" calcext:value-type="float">
            <text:p>2.547</text:p>
          </table:table-cell>
          <table:table-cell office:value-type="float" office:value="0.785" calcext:value-type="float">
            <text:p>0.785</text:p>
          </table:table-cell>
          <table:table-cell office:value-type="float" office:value="0.9519" calcext:value-type="float">
            <text:p>0.9519</text:p>
          </table:table-cell>
          <table:table-cell office:value-type="float" office:value="0.986" calcext:value-type="float">
            <text:p>0.986</text:p>
          </table:table-cell>
          <table:table-cell office:value-type="float" office:value="2.477" calcext:value-type="float">
            <text:p>2.477</text:p>
          </table:table-cell>
          <table:table-cell office:value-type="float" office:value="0.7926" calcext:value-type="float">
            <text:p>0.7926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5" calcext:value-type="float">
            <text:p>0.65</text:p>
          </table:table-cell>
          <table:table-cell office:value-type="float" office:value="0.9" calcext:value-type="float">
            <text:p>0.9</text:p>
          </table:table-cell>
          <table:table-cell office:value-type="float" office:value="-0.0994" calcext:value-type="float">
            <text:p>-0.0994</text:p>
          </table:table-cell>
          <table:table-cell office:value-type="float" office:value="2.6648" calcext:value-type="float">
            <text:p>2.6648</text:p>
          </table:table-cell>
          <table:table-cell office:value-type="float" office:value="0.763" calcext:value-type="float">
            <text:p>0.763</text:p>
          </table:table-cell>
          <table:table-cell office:value-type="float" office:value="0.7747" calcext:value-type="float">
            <text:p>0.7747</text:p>
          </table:table-cell>
          <table:table-cell office:value-type="float" office:value="1.0982" calcext:value-type="float">
            <text:p>1.0982</text:p>
          </table:table-cell>
          <table:table-cell office:value-type="float" office:value="2.5138" calcext:value-type="float">
            <text:p>2.5138</text:p>
          </table:table-cell>
          <table:table-cell office:value-type="float" office:value="0.7622" calcext:value-type="float">
            <text:p>0.762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-0.2018" calcext:value-type="float">
            <text:p>-0.2018</text:p>
          </table:table-cell>
          <table:table-cell office:value-type="float" office:value="2.7806" calcext:value-type="float">
            <text:p>2.7806</text:p>
          </table:table-cell>
          <table:table-cell office:value-type="float" office:value="0.7976" calcext:value-type="float">
            <text:p>0.7976</text:p>
          </table:table-cell>
          <table:table-cell office:value-type="float" office:value="0.869" calcext:value-type="float">
            <text:p>0.869</text:p>
          </table:table-cell>
          <table:table-cell office:value-type="float" office:value="0.9658" calcext:value-type="float">
            <text:p>0.9658</text:p>
          </table:table-cell>
          <table:table-cell office:value-type="float" office:value="2.6132" calcext:value-type="float">
            <text:p>2.6132</text:p>
          </table:table-cell>
          <table:table-cell office:value-type="float" office:value="0.7676" calcext:value-type="float">
            <text:p>0.7676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5" calcext:value-type="float">
            <text:p>0.65</text:p>
          </table:table-cell>
          <table:table-cell office:value-type="float" office:value="0.81" calcext:value-type="float">
            <text:p>0.81</text:p>
          </table:table-cell>
          <table:table-cell office:value-type="float" office:value="-0.0502" calcext:value-type="float">
            <text:p>-0.0502</text:p>
          </table:table-cell>
          <table:table-cell office:value-type="float" office:value="2.7838" calcext:value-type="float">
            <text:p>2.7838</text:p>
          </table:table-cell>
          <table:table-cell office:value-type="float" office:value="0.8016" calcext:value-type="float">
            <text:p>0.8016</text:p>
          </table:table-cell>
          <table:table-cell office:value-type="float" office:value="0.6977" calcext:value-type="float">
            <text:p>0.6977</text:p>
          </table:table-cell>
          <table:table-cell office:value-type="float" office:value="1.0758" calcext:value-type="float">
            <text:p>1.0758</text:p>
          </table:table-cell>
          <table:table-cell office:value-type="float" office:value="2.5704" calcext:value-type="float">
            <text:p>2.5704</text:p>
          </table:table-cell>
          <table:table-cell office:value-type="float" office:value="0.76" calcext:value-type="float">
            <text:p>0.7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-0.166" calcext:value-type="float">
            <text:p>-0.166</text:p>
          </table:table-cell>
          <table:table-cell office:value-type="float" office:value="2.9222" calcext:value-type="float">
            <text:p>2.9222</text:p>
          </table:table-cell>
          <table:table-cell office:value-type="float" office:value="0.7842" calcext:value-type="float">
            <text:p>0.7842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9264" calcext:value-type="float">
            <text:p>0.9264</text:p>
          </table:table-cell>
          <table:table-cell office:value-type="float" office:value="2.682" calcext:value-type="float">
            <text:p>2.682</text:p>
          </table:table-cell>
          <table:table-cell office:value-type="float" office:value="0.7506" calcext:value-type="float">
            <text:p>0.7506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office:value-type="float" office:value="-0.0414" calcext:value-type="float">
            <text:p>-0.0414</text:p>
          </table:table-cell>
          <table:table-cell office:value-type="float" office:value="2.7866" calcext:value-type="float">
            <text:p>2.7866</text:p>
          </table:table-cell>
          <table:table-cell office:value-type="float" office:value="0.7746" calcext:value-type="float">
            <text:p>0.7746</text:p>
          </table:table-cell>
          <table:table-cell office:value-type="float" office:value="0.6889" calcext:value-type="float">
            <text:p>0.6889</text:p>
          </table:table-cell>
          <table:table-cell office:value-type="float" office:value="1.029" calcext:value-type="float">
            <text:p>1.029</text:p>
          </table:table-cell>
          <table:table-cell office:value-type="float" office:value="2.5926" calcext:value-type="float">
            <text:p>2.5926</text:p>
          </table:table-cell>
          <table:table-cell office:value-type="float" office:value="0.7526" calcext:value-type="float">
            <text:p>0.752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-0.1776" calcext:value-type="float">
            <text:p>-0.1776</text:p>
          </table:table-cell>
          <table:table-cell office:value-type="float" office:value="2.931" calcext:value-type="float">
            <text:p>2.931</text:p>
          </table:table-cell>
          <table:table-cell office:value-type="float" office:value="0.7638" calcext:value-type="float">
            <text:p>0.7638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901" calcext:value-type="float">
            <text:p>0.901</text:p>
          </table:table-cell>
          <table:table-cell office:value-type="float" office:value="2.7092" calcext:value-type="float">
            <text:p>2.7092</text:p>
          </table:table-cell>
          <table:table-cell office:value-type="float" office:value="0.772" calcext:value-type="float">
            <text:p>0.772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office:value-type="float" office:value="-0.0868" calcext:value-type="float">
            <text:p>-0.0868</text:p>
          </table:table-cell>
          <table:table-cell office:value-type="float" office:value="2.8228" calcext:value-type="float">
            <text:p>2.8228</text:p>
          </table:table-cell>
          <table:table-cell office:value-type="float" office:value="0.7408" calcext:value-type="float">
            <text:p>0.7408</text:p>
          </table:table-cell>
          <table:table-cell office:value-type="float" office:value="0.561" calcext:value-type="float">
            <text:p>0.561</text:p>
          </table:table-cell>
          <table:table-cell office:value-type="float" office:value="1.0078" calcext:value-type="float">
            <text:p>1.0078</text:p>
          </table:table-cell>
          <table:table-cell office:value-type="float" office:value="2.513" calcext:value-type="float">
            <text:p>2.513</text:p>
          </table:table-cell>
          <table:table-cell office:value-type="float" office:value="0.7568" calcext:value-type="float">
            <text:p>0.756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-0.229" calcext:value-type="float">
            <text:p>-0.229</text:p>
          </table:table-cell>
          <table:table-cell office:value-type="float" office:value="2.9472" calcext:value-type="float">
            <text:p>2.9472</text:p>
          </table:table-cell>
          <table:table-cell office:value-type="float" office:value="0.7578" calcext:value-type="float">
            <text:p>0.7578</text:p>
          </table:table-cell>
          <table:table-cell office:value-type="float" office:value="0.8612" calcext:value-type="float">
            <text:p>0.8612</text:p>
          </table:table-cell>
          <table:table-cell office:value-type="float" office:value="0.8362" calcext:value-type="float">
            <text:p>0.8362</text:p>
          </table:table-cell>
          <table:table-cell office:value-type="float" office:value="2.6384" calcext:value-type="float">
            <text:p>2.6384</text:p>
          </table:table-cell>
          <table:table-cell office:value-type="float" office:value="0.7284" calcext:value-type="float">
            <text:p>0.7284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office:value-type="float" office:value="-0.1232" calcext:value-type="float">
            <text:p>-0.1232</text:p>
          </table:table-cell>
          <table:table-cell office:value-type="float" office:value="2.8418" calcext:value-type="float">
            <text:p>2.8418</text:p>
          </table:table-cell>
          <table:table-cell office:value-type="float" office:value="0.7558" calcext:value-type="float">
            <text:p>0.7558</text:p>
          </table:table-cell>
          <table:table-cell office:value-type="float" office:value="0.6427" calcext:value-type="float">
            <text:p>0.6427</text:p>
          </table:table-cell>
          <table:table-cell office:value-type="float" office:value="0.9392" calcext:value-type="float">
            <text:p>0.9392</text:p>
          </table:table-cell>
          <table:table-cell office:value-type="float" office:value="2.543" calcext:value-type="float">
            <text:p>2.543</text:p>
          </table:table-cell>
          <table:table-cell office:value-type="float" office:value="0.753" calcext:value-type="float">
            <text:p>0.75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-0.2386" calcext:value-type="float">
            <text:p>-0.2386</text:p>
          </table:table-cell>
          <table:table-cell office:value-type="float" office:value="2.978" calcext:value-type="float">
            <text:p>2.978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7762" calcext:value-type="float">
            <text:p>0.7762</text:p>
          </table:table-cell>
          <table:table-cell office:value-type="float" office:value="0.7826" calcext:value-type="float">
            <text:p>0.7826</text:p>
          </table:table-cell>
          <table:table-cell office:value-type="float" office:value="2.5826" calcext:value-type="float">
            <text:p>2.5826</text:p>
          </table:table-cell>
          <table:table-cell office:value-type="float" office:value="0.7434" calcext:value-type="float">
            <text:p>0.743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office:value-type="float" office:value="-0.1354" calcext:value-type="float">
            <text:p>-0.1354</text:p>
          </table:table-cell>
          <table:table-cell office:value-type="float" office:value="2.8536" calcext:value-type="float">
            <text:p>2.8536</text:p>
          </table:table-cell>
          <table:table-cell office:value-type="float" office:value="0.7532" calcext:value-type="float">
            <text:p>0.7532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8558" calcext:value-type="float">
            <text:p>0.8558</text:p>
          </table:table-cell>
          <table:table-cell office:value-type="float" office:value="2.4882" calcext:value-type="float">
            <text:p>2.4882</text:p>
          </table:table-cell>
          <table:table-cell office:value-type="float" office:value="0.7232" calcext:value-type="float">
            <text:p>0.723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-0.2776" calcext:value-type="float">
            <text:p>-0.2776</text:p>
          </table:table-cell>
          <table:table-cell office:value-type="float" office:value="3.02" calcext:value-type="float">
            <text:p>3.02</text:p>
          </table:table-cell>
          <table:table-cell office:value-type="float" office:value="0.7578" calcext:value-type="float">
            <text:p>0.7578</text:p>
          </table:table-cell>
          <table:table-cell office:value-type="float" office:value="0.9894" calcext:value-type="float">
            <text:p>0.9894</text:p>
          </table:table-cell>
          <table:table-cell office:value-type="float" office:value="0.7042" calcext:value-type="float">
            <text:p>0.7042</text:p>
          </table:table-cell>
          <table:table-cell office:value-type="float" office:value="2.7166" calcext:value-type="float">
            <text:p>2.7166</text:p>
          </table:table-cell>
          <table:table-cell office:value-type="float" office:value="0.7484" calcext:value-type="float">
            <text:p>0.7484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office:value-type="float" office:value="-0.152" calcext:value-type="float">
            <text:p>-0.152</text:p>
          </table:table-cell>
          <table:table-cell office:value-type="float" office:value="2.9064" calcext:value-type="float">
            <text:p>2.9064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7892" calcext:value-type="float">
            <text:p>0.7892</text:p>
          </table:table-cell>
          <table:table-cell office:value-type="float" office:value="2.5044" calcext:value-type="float">
            <text:p>2.5044</text:p>
          </table:table-cell>
          <table:table-cell office:value-type="float" office:value="0.735" calcext:value-type="float">
            <text:p>0.73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-0.27" calcext:value-type="float">
            <text:p>-0.27</text:p>
          </table:table-cell>
          <table:table-cell office:value-type="float" office:value="3.0566" calcext:value-type="float">
            <text:p>3.0566</text:p>
          </table:table-cell>
          <table:table-cell office:value-type="float" office:value="0.782" calcext:value-type="float">
            <text:p>0.782</text:p>
          </table:table-cell>
          <table:table-cell office:value-type="float" office:value="1.088" calcext:value-type="float">
            <text:p>1.088</text:p>
          </table:table-cell>
          <table:table-cell office:value-type="float" office:value="0.6304" calcext:value-type="float">
            <text:p>0.6304</text:p>
          </table:table-cell>
          <table:table-cell office:value-type="float" office:value="2.8368" calcext:value-type="float">
            <text:p>2.8368</text:p>
          </table:table-cell>
          <table:table-cell office:value-type="float" office:value="0.7412" calcext:value-type="float">
            <text:p>0.741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office:value-type="float" office:value="-0.126" calcext:value-type="float">
            <text:p>-0.126</text:p>
          </table:table-cell>
          <table:table-cell office:value-type="float" office:value="2.8932" calcext:value-type="float">
            <text:p>2.8932</text:p>
          </table:table-cell>
          <table:table-cell office:value-type="float" office:value="0.794" calcext:value-type="float">
            <text:p>0.794</text:p>
          </table:table-cell>
          <table:table-cell office:value-type="float" office:value="0.599" calcext:value-type="float">
            <text:p>0.599</text:p>
          </table:table-cell>
          <table:table-cell office:value-type="float" office:value="0.728" calcext:value-type="float">
            <text:p>0.728</text:p>
          </table:table-cell>
          <table:table-cell office:value-type="float" office:value="2.6824" calcext:value-type="float">
            <text:p>2.6824</text:p>
          </table:table-cell>
          <table:table-cell office:value-type="float" office:value="0.7476" calcext:value-type="float">
            <text:p>0.747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-0.2466" calcext:value-type="float">
            <text:p>-0.2466</text:p>
          </table:table-cell>
          <table:table-cell office:value-type="float" office:value="3.0382" calcext:value-type="float">
            <text:p>3.0382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5824" calcext:value-type="float">
            <text:p>0.5824</text:p>
          </table:table-cell>
          <table:table-cell office:value-type="float" office:value="2.847" calcext:value-type="float">
            <text:p>2.847</text:p>
          </table:table-cell>
          <table:table-cell office:value-type="float" office:value="0.7544" calcext:value-type="float">
            <text:p>0.7544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office:value-type="float" office:value="-0.106" calcext:value-type="float">
            <text:p>-0.106</text:p>
          </table:table-cell>
          <table:table-cell office:value-type="float" office:value="2.9024" calcext:value-type="float">
            <text:p>2.9024</text:p>
          </table:table-cell>
          <table:table-cell office:value-type="float" office:value="0.7906" calcext:value-type="float">
            <text:p>0.7906</text:p>
          </table:table-cell>
          <table:table-cell office:value-type="float" office:value="0.6754" calcext:value-type="float">
            <text:p>0.6754</text:p>
          </table:table-cell>
          <table:table-cell office:value-type="float" office:value="0.6866" calcext:value-type="float">
            <text:p>0.6866</text:p>
          </table:table-cell>
          <table:table-cell office:value-type="float" office:value="2.7718" calcext:value-type="float">
            <text:p>2.7718</text:p>
          </table:table-cell>
          <table:table-cell office:value-type="float" office:value="0.7542" calcext:value-type="float">
            <text:p>0.754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-0.2442" calcext:value-type="float">
            <text:p>-0.2442</text:p>
          </table:table-cell>
          <table:table-cell office:value-type="float" office:value="3.0522" calcext:value-type="float">
            <text:p>3.0522</text:p>
          </table:table-cell>
          <table:table-cell office:value-type="float" office:value="0.7618" calcext:value-type="float">
            <text:p>0.7618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5292" calcext:value-type="float">
            <text:p>0.5292</text:p>
          </table:table-cell>
          <table:table-cell office:value-type="float" office:value="2.7808" calcext:value-type="float">
            <text:p>2.7808</text:p>
          </table:table-cell>
          <table:table-cell office:value-type="float" office:value="0.7426" calcext:value-type="float">
            <text:p>0.7426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office:value-type="float" office:value="-0.1378" calcext:value-type="float">
            <text:p>-0.1378</text:p>
          </table:table-cell>
          <table:table-cell office:value-type="float" office:value="2.938" calcext:value-type="float">
            <text:p>2.938</text:p>
          </table:table-cell>
          <table:table-cell office:value-type="float" office:value="0.7564" calcext:value-type="float">
            <text:p>0.7564</text:p>
          </table:table-cell>
          <table:table-cell office:value-type="float" office:value="0.6145" calcext:value-type="float">
            <text:p>0.6145</text:p>
          </table:table-cell>
          <table:table-cell office:value-type="float" office:value="0.6104" calcext:value-type="float">
            <text:p>0.6104</text:p>
          </table:table-cell>
          <table:table-cell office:value-type="float" office:value="2.6552" calcext:value-type="float">
            <text:p>2.6552</text:p>
          </table:table-cell>
          <table:table-cell office:value-type="float" office:value="0.7312" calcext:value-type="float">
            <text:p>0.731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-0.281" calcext:value-type="float">
            <text:p>-0.281</text:p>
          </table:table-cell>
          <table:table-cell office:value-type="float" office:value="3.0952" calcext:value-type="float">
            <text:p>3.0952</text:p>
          </table:table-cell>
          <table:table-cell office:value-type="float" office:value="0.7568" calcext:value-type="float">
            <text:p>0.7568</text:p>
          </table:table-cell>
          <table:table-cell office:value-type="float" office:value="0.7659" calcext:value-type="float">
            <text:p>0.7659</text:p>
          </table:table-cell>
          <table:table-cell office:value-type="float" office:value="0.455" calcext:value-type="float">
            <text:p>0.455</text:p>
          </table:table-cell>
          <table:table-cell office:value-type="float" office:value="2.6486" calcext:value-type="float">
            <text:p>2.6486</text:p>
          </table:table-cell>
          <table:table-cell office:value-type="float" office:value="0.7446" calcext:value-type="float">
            <text:p>0.7446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office:value-type="float" office:value="-0.176" calcext:value-type="float">
            <text:p>-0.176</text:p>
          </table:table-cell>
          <table:table-cell office:value-type="float" office:value="2.965" calcext:value-type="float">
            <text:p>2.965</text:p>
          </table:table-cell>
          <table:table-cell office:value-type="float" office:value="0.755" calcext:value-type="float">
            <text:p>0.755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5106" calcext:value-type="float">
            <text:p>0.5106</text:p>
          </table:table-cell>
          <table:table-cell office:value-type="float" office:value="2.4742" calcext:value-type="float">
            <text:p>2.4742</text:p>
          </table:table-cell>
          <table:table-cell office:value-type="float" office:value="0.7056" calcext:value-type="float">
            <text:p>0.7056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-0.3216" calcext:value-type="float">
            <text:p>-0.3216</text:p>
          </table:table-cell>
          <table:table-cell office:value-type="float" office:value="3.1296" calcext:value-type="float">
            <text:p>3.1296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8754" calcext:value-type="float">
            <text:p>0.8754</text:p>
          </table:table-cell>
          <table:table-cell office:value-type="float" office:value="0.315" calcext:value-type="float">
            <text:p>0.315</text:p>
          </table:table-cell>
          <table:table-cell office:value-type="float" office:value="2.6434" calcext:value-type="float">
            <text:p>2.6434</text:p>
          </table:table-cell>
          <table:table-cell office:value-type="float" office:value="0.7044" calcext:value-type="float">
            <text:p>0.7044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office:value-type="float" office:value="-0.2148" calcext:value-type="float">
            <text:p>-0.2148</text:p>
          </table:table-cell>
          <table:table-cell office:value-type="float" office:value="3.025" calcext:value-type="float">
            <text:p>3.025</text:p>
          </table:table-cell>
          <table:table-cell office:value-type="float" office:value="0.7568" calcext:value-type="float">
            <text:p>0.7568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3908" calcext:value-type="float">
            <text:p>0.3908</text:p>
          </table:table-cell>
          <table:table-cell office:value-type="float" office:value="2.5498" calcext:value-type="float">
            <text:p>2.5498</text:p>
          </table:table-cell>
          <table:table-cell office:value-type="float" office:value="0.7258" calcext:value-type="float">
            <text:p>0.725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-0.3318" calcext:value-type="float">
            <text:p>-0.3318</text:p>
          </table:table-cell>
          <table:table-cell office:value-type="float" office:value="3.1262" calcext:value-type="float">
            <text:p>3.1262</text:p>
          </table:table-cell>
          <table:table-cell office:value-type="float" office:value="0.783" calcext:value-type="float">
            <text:p>0.783</text:p>
          </table:table-cell>
          <table:table-cell office:value-type="float" office:value="0.8909" calcext:value-type="float">
            <text:p>0.8909</text:p>
          </table:table-cell>
          <table:table-cell office:value-type="float" office:value="0.21" calcext:value-type="float">
            <text:p>0.21</text:p>
          </table:table-cell>
          <table:table-cell office:value-type="float" office:value="2.7378" calcext:value-type="float">
            <text:p>2.7378</text:p>
          </table:table-cell>
          <table:table-cell office:value-type="float" office:value="0.7192" calcext:value-type="float">
            <text:p>0.7192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office:value-type="float" office:value="-0.2132" calcext:value-type="float">
            <text:p>-0.2132</text:p>
          </table:table-cell>
          <table:table-cell office:value-type="float" office:value="3.001" calcext:value-type="float">
            <text:p>3.001</text:p>
          </table:table-cell>
          <table:table-cell office:value-type="float" office:value="0.7686" calcext:value-type="float">
            <text:p>0.7686</text:p>
          </table:table-cell>
          <table:table-cell office:value-type="float" office:value="0.5956" calcext:value-type="float">
            <text:p>0.5956</text:p>
          </table:table-cell>
          <table:table-cell office:value-type="float" office:value="0.2924" calcext:value-type="float">
            <text:p>0.2924</text:p>
          </table:table-cell>
          <table:table-cell office:value-type="float" office:value="2.6072" calcext:value-type="float">
            <text:p>2.6072</text:p>
          </table:table-cell>
          <table:table-cell office:value-type="float" office:value="0.7324" calcext:value-type="float">
            <text:p>0.7324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-0.3548" calcext:value-type="float">
            <text:p>-0.3548</text:p>
          </table:table-cell>
          <table:table-cell office:value-type="float" office:value="3.1684" calcext:value-type="float">
            <text:p>3.1684</text:p>
          </table:table-cell>
          <table:table-cell office:value-type="float" office:value="0.7584" calcext:value-type="float">
            <text:p>0.7584</text:p>
          </table:table-cell>
          <table:table-cell office:value-type="float" office:value="0.951" calcext:value-type="float">
            <text:p>0.951</text:p>
          </table:table-cell>
          <table:table-cell office:value-type="float" office:value="0.1388" calcext:value-type="float">
            <text:p>0.1388</text:p>
          </table:table-cell>
          <table:table-cell office:value-type="float" office:value="2.8342" calcext:value-type="float">
            <text:p>2.8342</text:p>
          </table:table-cell>
          <table:table-cell office:value-type="float" office:value="0.7464" calcext:value-type="float">
            <text:p>0.7464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office:value-type="float" office:value="-0.269" calcext:value-type="float">
            <text:p>-0.269</text:p>
          </table:table-cell>
          <table:table-cell office:value-type="float" office:value="3.0756" calcext:value-type="float">
            <text:p>3.0756</text:p>
          </table:table-cell>
          <table:table-cell office:value-type="float" office:value="0.7358" calcext:value-type="float">
            <text:p>0.7358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2352" calcext:value-type="float">
            <text:p>0.2352</text:p>
          </table:table-cell>
          <table:table-cell office:value-type="float" office:value="2.7612" calcext:value-type="float">
            <text:p>2.7612</text:p>
          </table:table-cell>
          <table:table-cell office:value-type="float" office:value="0.7464" calcext:value-type="float">
            <text:p>0.7464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-0.3948" calcext:value-type="float">
            <text:p>-0.3948</text:p>
          </table:table-cell>
          <table:table-cell office:value-type="float" office:value="3.2178" calcext:value-type="float">
            <text:p>3.2178</text:p>
          </table:table-cell>
          <table:table-cell office:value-type="float" office:value="0.7742" calcext:value-type="float">
            <text:p>0.7742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087" calcext:value-type="float">
            <text:p>0.087</text:p>
          </table:table-cell>
          <table:table-cell office:value-type="float" office:value="2.9462" calcext:value-type="float">
            <text:p>2.9462</text:p>
          </table:table-cell>
          <table:table-cell office:value-type="float" office:value="0.7518" calcext:value-type="float">
            <text:p>0.7518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office:value-type="float" office:value="-0.277" calcext:value-type="float">
            <text:p>-0.277</text:p>
          </table:table-cell>
          <table:table-cell office:value-type="float" office:value="3.0912" calcext:value-type="float">
            <text:p>3.0912</text:p>
          </table:table-cell>
          <table:table-cell office:value-type="float" office:value="0.7678" calcext:value-type="float">
            <text:p>0.7678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2002" calcext:value-type="float">
            <text:p>0.2002</text:p>
          </table:table-cell>
          <table:table-cell office:value-type="float" office:value="2.7256" calcext:value-type="float">
            <text:p>2.7256</text:p>
          </table:table-cell>
          <table:table-cell office:value-type="float" office:value="0.7632" calcext:value-type="float">
            <text:p>0.763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-0.4112" calcext:value-type="float">
            <text:p>-0.4112</text:p>
          </table:table-cell>
          <table:table-cell office:value-type="float" office:value="3.2406" calcext:value-type="float">
            <text:p>3.2406</text:p>
          </table:table-cell>
          <table:table-cell office:value-type="float" office:value="0.7658" calcext:value-type="float">
            <text:p>0.7658</text:p>
          </table:table-cell>
          <table:table-cell office:value-type="float" office:value="1.0715" calcext:value-type="float">
            <text:p>1.0715</text:p>
          </table:table-cell>
          <table:table-cell office:value-type="float" office:value="0.0732" calcext:value-type="float">
            <text:p>0.0732</text:p>
          </table:table-cell>
          <table:table-cell office:value-type="float" office:value="3.0026" calcext:value-type="float">
            <text:p>3.0026</text:p>
          </table:table-cell>
          <table:table-cell office:value-type="float" office:value="0.773" calcext:value-type="float">
            <text:p>0.773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office:value-type="float" office:value="-0.2886" calcext:value-type="float">
            <text:p>-0.2886</text:p>
          </table:table-cell>
          <table:table-cell office:value-type="float" office:value="3.0886" calcext:value-type="float">
            <text:p>3.0886</text:p>
          </table:table-cell>
          <table:table-cell office:value-type="float" office:value="0.7726" calcext:value-type="float">
            <text:p>0.7726</text:p>
          </table:table-cell>
          <table:table-cell office:value-type="float" office:value="0.6975" calcext:value-type="float">
            <text:p>0.6975</text:p>
          </table:table-cell>
          <table:table-cell office:value-type="float" office:value="0.156" calcext:value-type="float">
            <text:p>0.156</text:p>
          </table:table-cell>
          <table:table-cell office:value-type="float" office:value="2.9798" calcext:value-type="float">
            <text:p>2.9798</text:p>
          </table:table-cell>
          <table:table-cell office:value-type="float" office:value="0.7328" calcext:value-type="float">
            <text:p>0.7328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-0.4194" calcext:value-type="float">
            <text:p>-0.4194</text:p>
          </table:table-cell>
          <table:table-cell office:value-type="float" office:value="3.233" calcext:value-type="float">
            <text:p>3.233</text:p>
          </table:table-cell>
          <table:table-cell office:value-type="float" office:value="0.7692" calcext:value-type="float">
            <text:p>0.7692</text:p>
          </table:table-cell>
          <table:table-cell office:value-type="float" office:value="0.7959" calcext:value-type="float">
            <text:p>0.7959</text:p>
          </table:table-cell>
          <table:table-cell office:value-type="float" office:value="0.0304" calcext:value-type="float">
            <text:p>0.0304</text:p>
          </table:table-cell>
          <table:table-cell office:value-type="float" office:value="3.0076" calcext:value-type="float">
            <text:p>3.0076</text:p>
          </table:table-cell>
          <table:table-cell office:value-type="float" office:value="0.7744" calcext:value-type="float">
            <text:p>0.7744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office:value-type="float" office:value="-0.2964" calcext:value-type="float">
            <text:p>-0.2964</text:p>
          </table:table-cell>
          <table:table-cell office:value-type="float" office:value="3.0988" calcext:value-type="float">
            <text:p>3.0988</text:p>
          </table:table-cell>
          <table:table-cell office:value-type="float" office:value="0.773" calcext:value-type="float">
            <text:p>0.773</text:p>
          </table:table-cell>
          <table:table-cell office:value-type="float" office:value="0.635" calcext:value-type="float">
            <text:p>0.635</text:p>
          </table:table-cell>
          <table:table-cell office:value-type="float" office:value="0.1352" calcext:value-type="float">
            <text:p>0.1352</text:p>
          </table:table-cell>
          <table:table-cell office:value-type="float" office:value="2.883" calcext:value-type="float">
            <text:p>2.883</text:p>
          </table:table-cell>
          <table:table-cell office:value-type="float" office:value="0.7548" calcext:value-type="float">
            <text:p>0.7548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-0.4388" calcext:value-type="float">
            <text:p>-0.4388</text:p>
          </table:table-cell>
          <table:table-cell office:value-type="float" office:value="3.2622" calcext:value-type="float">
            <text:p>3.2622</text:p>
          </table:table-cell>
          <table:table-cell office:value-type="float" office:value="0.7576" calcext:value-type="float">
            <text:p>0.7576</text:p>
          </table:table-cell>
          <table:table-cell office:value-type="float" office:value="0.9315" calcext:value-type="float">
            <text:p>0.9315</text:p>
          </table:table-cell>
          <table:table-cell office:value-type="float" office:value="-0.008" calcext:value-type="float">
            <text:p>-0.008</text:p>
          </table:table-cell>
          <table:table-cell office:value-type="float" office:value="3.0518" calcext:value-type="float">
            <text:p>3.0518</text:p>
          </table:table-cell>
          <table:table-cell office:value-type="float" office:value="0.7568" calcext:value-type="float">
            <text:p>0.7568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5" calcext:value-type="float">
            <text:p>0.65</text:p>
          </table:table-cell>
          <table:table-cell office:value-type="float" office:value="0.73" calcext:value-type="float">
            <text:p>0.73</text:p>
          </table:table-cell>
          <table:table-cell office:value-type="float" office:value="-0.3092" calcext:value-type="float">
            <text:p>-0.3092</text:p>
          </table:table-cell>
          <table:table-cell office:value-type="float" office:value="3.2202" calcext:value-type="float">
            <text:p>3.2202</text:p>
          </table:table-cell>
          <table:table-cell office:value-type="float" office:value="0.7796" calcext:value-type="float">
            <text:p>0.7796</text:p>
          </table:table-cell>
          <table:table-cell office:value-type="float" office:value="0.8017" calcext:value-type="float">
            <text:p>0.8017</text:p>
          </table:table-cell>
          <table:table-cell office:value-type="float" office:value="0.1342" calcext:value-type="float">
            <text:p>0.1342</text:p>
          </table:table-cell>
          <table:table-cell office:value-type="float" office:value="3.0354" calcext:value-type="float">
            <text:p>3.0354</text:p>
          </table:table-cell>
          <table:table-cell office:value-type="float" office:value="0.7922" calcext:value-type="float">
            <text:p>0.7922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-0.4288" calcext:value-type="float">
            <text:p>-0.4288</text:p>
          </table:table-cell>
          <table:table-cell office:value-type="float" office:value="3.3558" calcext:value-type="float">
            <text:p>3.3558</text:p>
          </table:table-cell>
          <table:table-cell office:value-type="float" office:value="0.7804" calcext:value-type="float">
            <text:p>0.7804</text:p>
          </table:table-cell>
          <table:table-cell office:value-type="float" office:value="1.0014" calcext:value-type="float">
            <text:p>1.0014</text:p>
          </table:table-cell>
          <table:table-cell office:value-type="float" office:value="0.0164" calcext:value-type="float">
            <text:p>0.0164</text:p>
          </table:table-cell>
          <table:table-cell office:value-type="float" office:value="3.238" calcext:value-type="float">
            <text:p>3.238</text:p>
          </table:table-cell>
          <table:table-cell office:value-type="float" office:value="0.7822" calcext:value-type="float">
            <text:p>0.782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5" calcext:value-type="float">
            <text:p>0.65</text:p>
          </table:table-cell>
          <table:table-cell office:value-type="float" office:value="0.92" calcext:value-type="float">
            <text:p>0.92</text:p>
          </table:table-cell>
          <table:table-cell office:value-type="float" office:value="-0.265" calcext:value-type="float">
            <text:p>-0.265</text:p>
          </table:table-cell>
          <table:table-cell office:value-type="float" office:value="3.4504" calcext:value-type="float">
            <text:p>3.4504</text:p>
          </table:table-cell>
          <table:table-cell office:value-type="float" office:value="0.8138" calcext:value-type="float">
            <text:p>0.8138</text:p>
          </table:table-cell>
          <table:table-cell office:value-type="float" office:value="0.9427" calcext:value-type="float">
            <text:p>0.9427</text:p>
          </table:table-cell>
          <table:table-cell office:value-type="float" office:value="0.177" calcext:value-type="float">
            <text:p>0.177</text:p>
          </table:table-cell>
          <table:table-cell office:value-type="float" office:value="3.3676" calcext:value-type="float">
            <text:p>3.3676</text:p>
          </table:table-cell>
          <table:table-cell office:value-type="float" office:value="0.8106" calcext:value-type="float">
            <text:p>0.8106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-0.3518" calcext:value-type="float">
            <text:p>-0.3518</text:p>
          </table:table-cell>
          <table:table-cell office:value-type="float" office:value="3.5606" calcext:value-type="float">
            <text:p>3.5606</text:p>
          </table:table-cell>
          <table:table-cell office:value-type="float" office:value="0.8132" calcext:value-type="float">
            <text:p>0.8132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085" calcext:value-type="float">
            <text:p>0.085</text:p>
          </table:table-cell>
          <table:table-cell office:value-type="float" office:value="3.4696" calcext:value-type="float">
            <text:p>3.4696</text:p>
          </table:table-cell>
          <table:table-cell office:value-type="float" office:value="0.808" calcext:value-type="float">
            <text:p>0.808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5" calcext:value-type="float">
            <text:p>0.65</text:p>
          </table:table-cell>
          <table:table-cell office:value-type="float" office:value="0.92" calcext:value-type="float">
            <text:p>0.92</text:p>
          </table:table-cell>
          <table:table-cell office:value-type="float" office:value="-0.188" calcext:value-type="float">
            <text:p>-0.188</text:p>
          </table:table-cell>
          <table:table-cell office:value-type="float" office:value="3.6682" calcext:value-type="float">
            <text:p>3.6682</text:p>
          </table:table-cell>
          <table:table-cell office:value-type="float" office:value="0.8138" calcext:value-type="float">
            <text:p>0.8138</text:p>
          </table:table-cell>
          <table:table-cell office:value-type="float" office:value="1.0154" calcext:value-type="float">
            <text:p>1.0154</text:p>
          </table:table-cell>
          <table:table-cell office:value-type="float" office:value="0.2786" calcext:value-type="float">
            <text:p>0.2786</text:p>
          </table:table-cell>
          <table:table-cell office:value-type="float" office:value="3.6426" calcext:value-type="float">
            <text:p>3.6426</text:p>
          </table:table-cell>
          <table:table-cell office:value-type="float" office:value="0.8436" calcext:value-type="float">
            <text:p>0.8436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-0.2708" calcext:value-type="float">
            <text:p>-0.2708</text:p>
          </table:table-cell>
          <table:table-cell office:value-type="float" office:value="3.756" calcext:value-type="float">
            <text:p>3.756</text:p>
          </table:table-cell>
          <table:table-cell office:value-type="float" office:value="0.8172" calcext:value-type="float">
            <text:p>0.8172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197" calcext:value-type="float">
            <text:p>0.197</text:p>
          </table:table-cell>
          <table:table-cell office:value-type="float" office:value="3.7974" calcext:value-type="float">
            <text:p>3.7974</text:p>
          </table:table-cell>
          <table:table-cell office:value-type="float" office:value="0.8184" calcext:value-type="float">
            <text:p>0.8184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5" calcext:value-type="float">
            <text:p>0.65</text:p>
          </table:table-cell>
          <table:table-cell office:value-type="float" office:value="0.93" calcext:value-type="float">
            <text:p>0.93</text:p>
          </table:table-cell>
          <table:table-cell office:value-type="float" office:value="-0.0818" calcext:value-type="float">
            <text:p>-0.0818</text:p>
          </table:table-cell>
          <table:table-cell office:value-type="float" office:value="3.85" calcext:value-type="float">
            <text:p>3.85</text:p>
          </table:table-cell>
          <table:table-cell office:value-type="float" office:value="0.839" calcext:value-type="float">
            <text:p>0.839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3922" calcext:value-type="float">
            <text:p>0.3922</text:p>
          </table:table-cell>
          <table:table-cell office:value-type="float" office:value="3.9178" calcext:value-type="float">
            <text:p>3.9178</text:p>
          </table:table-cell>
          <table:table-cell office:value-type="float" office:value="0.8452" calcext:value-type="float">
            <text:p>0.8452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" calcext:value-type="float">
            <text:p>0.9</text:p>
          </table:table-cell>
          <table:table-cell office:value-type="float" office:value="0.93" calcext:value-type="float">
            <text:p>0.93</text:p>
          </table:table-cell>
          <table:table-cell office:value-type="float" office:value="-0.1496" calcext:value-type="float">
            <text:p>-0.1496</text:p>
          </table:table-cell>
          <table:table-cell office:value-type="float" office:value="3.9378" calcext:value-type="float">
            <text:p>3.9378</text:p>
          </table:table-cell>
          <table:table-cell office:value-type="float" office:value="0.8322" calcext:value-type="float">
            <text:p>0.8322</text:p>
          </table:table-cell>
          <table:table-cell office:value-type="float" office:value="0.8135" calcext:value-type="float">
            <text:p>0.8135</text:p>
          </table:table-cell>
          <table:table-cell office:value-type="float" office:value="0.3316" calcext:value-type="float">
            <text:p>0.3316</text:p>
          </table:table-cell>
          <table:table-cell office:value-type="float" office:value="3.8826" calcext:value-type="float">
            <text:p>3.8826</text:p>
          </table:table-cell>
          <table:table-cell office:value-type="float" office:value="0.8394" calcext:value-type="float">
            <text:p>0.8394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5" calcext:value-type="float">
            <text:p>0.65</text:p>
          </table:table-cell>
          <table:table-cell office:value-type="float" office:value="0.93" calcext:value-type="float">
            <text:p>0.93</text:p>
          </table:table-cell>
          <table:table-cell office:value-type="float" office:value="0.0172" calcext:value-type="float">
            <text:p>0.0172</text:p>
          </table:table-cell>
          <table:table-cell office:value-type="float" office:value="4.0638" calcext:value-type="float">
            <text:p>4.0638</text:p>
          </table:table-cell>
          <table:table-cell office:value-type="float" office:value="0.8168" calcext:value-type="float">
            <text:p>0.8168</text:p>
          </table:table-cell>
          <table:table-cell office:value-type="float" office:value="0.8683" calcext:value-type="float">
            <text:p>0.8683</text:p>
          </table:table-cell>
          <table:table-cell office:value-type="float" office:value="0.5164" calcext:value-type="float">
            <text:p>0.5164</text:p>
          </table:table-cell>
          <table:table-cell office:value-type="float" office:value="3.9154" calcext:value-type="float">
            <text:p>3.9154</text:p>
          </table:table-cell>
          <table:table-cell office:value-type="float" office:value="0.8348" calcext:value-type="float">
            <text:p>0.8348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" calcext:value-type="float">
            <text:p>0.9</text:p>
          </table:table-cell>
          <table:table-cell office:value-type="float" office:value="0.93" calcext:value-type="float">
            <text:p>0.93</text:p>
          </table:table-cell>
          <table:table-cell office:value-type="float" office:value="-0.0608" calcext:value-type="float">
            <text:p>-0.0608</text:p>
          </table:table-cell>
          <table:table-cell office:value-type="float" office:value="4.1578" calcext:value-type="float">
            <text:p>4.1578</text:p>
          </table:table-cell>
          <table:table-cell office:value-type="float" office:value="0.822" calcext:value-type="float">
            <text:p>0.822</text:p>
          </table:table-cell>
          <table:table-cell office:value-type="float" office:value="0.9227" calcext:value-type="float">
            <text:p>0.9227</text:p>
          </table:table-cell>
          <table:table-cell office:value-type="float" office:value="0.4406" calcext:value-type="float">
            <text:p>0.4406</text:p>
          </table:table-cell>
          <table:table-cell office:value-type="float" office:value="4.032" calcext:value-type="float">
            <text:p>4.032</text:p>
          </table:table-cell>
          <table:table-cell office:value-type="float" office:value="0.8242" calcext:value-type="float">
            <text:p>0.8242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5" calcext:value-type="float">
            <text:p>0.65</text:p>
          </table:table-cell>
          <table:table-cell office:value-type="float" office:value="0.93" calcext:value-type="float">
            <text:p>0.93</text:p>
          </table:table-cell>
          <table:table-cell office:value-type="float" office:value="0.1336" calcext:value-type="float">
            <text:p>0.1336</text:p>
          </table:table-cell>
          <table:table-cell office:value-type="float" office:value="4.2688" calcext:value-type="float">
            <text:p>4.2688</text:p>
          </table:table-cell>
          <table:table-cell office:value-type="float" office:value="0.8444" calcext:value-type="float">
            <text:p>0.8444</text:p>
          </table:table-cell>
          <table:table-cell office:value-type="float" office:value="0.9374" calcext:value-type="float">
            <text:p>0.9374</text:p>
          </table:table-cell>
          <table:table-cell office:value-type="float" office:value="0.6314" calcext:value-type="float">
            <text:p>0.6314</text:p>
          </table:table-cell>
          <table:table-cell office:value-type="float" office:value="4.1184" calcext:value-type="float">
            <text:p>4.1184</text:p>
          </table:table-cell>
          <table:table-cell office:value-type="float" office:value="0.8408" calcext:value-type="float">
            <text:p>0.8408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office:value-type="float" office:value="0.0512" calcext:value-type="float">
            <text:p>0.0512</text:p>
          </table:table-cell>
          <table:table-cell office:value-type="float" office:value="4.324" calcext:value-type="float">
            <text:p>4.324</text:p>
          </table:table-cell>
          <table:table-cell office:value-type="float" office:value="0.8176" calcext:value-type="float">
            <text:p>0.8176</text:p>
          </table:table-cell>
          <table:table-cell office:value-type="float" office:value="0.9758" calcext:value-type="float">
            <text:p>0.9758</text:p>
          </table:table-cell>
          <table:table-cell office:value-type="float" office:value="0.5908" calcext:value-type="float">
            <text:p>0.5908</text:p>
          </table:table-cell>
          <table:table-cell office:value-type="float" office:value="4.247" calcext:value-type="float">
            <text:p>4.247</text:p>
          </table:table-cell>
          <table:table-cell office:value-type="float" office:value="0.8594" calcext:value-type="float">
            <text:p>0.8594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0.1848" calcext:value-type="float">
            <text:p>0.1848</text:p>
          </table:table-cell>
          <table:table-cell office:value-type="float" office:value="3.5404" calcext:value-type="float">
            <text:p>3.5404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1201" calcext:value-type="float">
            <text:p>0.1201</text:p>
          </table:table-cell>
          <table:table-cell office:value-type="float" office:value="0.7262" calcext:value-type="float">
            <text:p>0.7262</text:p>
          </table:table-cell>
          <table:table-cell office:value-type="float" office:value="3.5798" calcext:value-type="float">
            <text:p>3.5798</text:p>
          </table:table-cell>
          <table:table-cell office:value-type="float" office:value="0.7854" calcext:value-type="float">
            <text:p>0.7854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0614" calcext:value-type="float">
            <text:p>-0.0614</text:p>
          </table:table-cell>
          <table:table-cell office:value-type="float" office:value="2.8866" calcext:value-type="float">
            <text:p>2.8866</text:p>
          </table:table-cell>
          <table:table-cell office:value-type="float" office:value="0.6538" calcext:value-type="float">
            <text:p>0.6538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5038" calcext:value-type="float">
            <text:p>0.5038</text:p>
          </table:table-cell>
          <table:table-cell office:value-type="float" office:value="2.9196" calcext:value-type="float">
            <text:p>2.9196</text:p>
          </table:table-cell>
          <table:table-cell office:value-type="float" office:value="0.6776" calcext:value-type="float">
            <text:p>0.6776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-0.1656" calcext:value-type="float">
            <text:p>-0.1656</text:p>
          </table:table-cell>
          <table:table-cell office:value-type="float" office:value="2.3408" calcext:value-type="float">
            <text:p>2.3408</text:p>
          </table:table-cell>
          <table:table-cell office:value-type="float" office:value="0.5458" calcext:value-type="float">
            <text:p>0.5458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431" calcext:value-type="float">
            <text:p>0.431</text:p>
          </table:table-cell>
          <table:table-cell office:value-type="float" office:value="2.3882" calcext:value-type="float">
            <text:p>2.3882</text:p>
          </table:table-cell>
          <table:table-cell office:value-type="float" office:value="0.5772" calcext:value-type="float">
            <text:p>0.577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5824" calcext:value-type="float">
            <text:p>-0.5824</text:p>
          </table:table-cell>
          <table:table-cell office:value-type="float" office:value="1.8576" calcext:value-type="float">
            <text:p>1.8576</text:p>
          </table:table-cell>
          <table:table-cell office:value-type="float" office:value="0.4832" calcext:value-type="float">
            <text:p>0.4832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0184" calcext:value-type="float">
            <text:p>0.0184</text:p>
          </table:table-cell>
          <table:table-cell office:value-type="float" office:value="1.976" calcext:value-type="float">
            <text:p>1.976</text:p>
          </table:table-cell>
          <table:table-cell office:value-type="float" office:value="0.4874" calcext:value-type="float">
            <text:p>0.4874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-0.853" calcext:value-type="float">
            <text:p>-0.853</text:p>
          </table:table-cell>
          <table:table-cell office:value-type="float" office:value="1.4782" calcext:value-type="float">
            <text:p>1.4782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182" calcext:value-type="float">
            <text:p>0.182</text:p>
          </table:table-cell>
          <table:table-cell office:value-type="float" office:value="-0.189" calcext:value-type="float">
            <text:p>-0.189</text:p>
          </table:table-cell>
          <table:table-cell office:value-type="float" office:value="1.7188" calcext:value-type="float">
            <text:p>1.7188</text:p>
          </table:table-cell>
          <table:table-cell office:value-type="float" office:value="0.4426" calcext:value-type="float">
            <text:p>0.4426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47" calcext:value-type="float">
            <text:p>-0.547</text:p>
          </table:table-cell>
          <table:table-cell office:value-type="float" office:value="1.1722" calcext:value-type="float">
            <text:p>1.1722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3298" calcext:value-type="float">
            <text:p>1.3298</text:p>
          </table:table-cell>
          <table:table-cell office:value-type="float" office:value="0.389" calcext:value-type="float">
            <text:p>0.389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1" calcext:value-type="float">
            <text:p>-0.31</text:p>
          </table:table-cell>
          <table:table-cell office:value-type="float" office:value="0.9352" calcext:value-type="float">
            <text:p>0.9352</text:p>
          </table:table-cell>
          <table:table-cell office:value-type="float" office:value="0.237" calcext:value-type="float">
            <text:p>0.237</text:p>
          </table:table-cell>
          <table:table-cell office:value-type="float" office:value="0" calcext:value-type="float">
            <text:p>0</text:p>
          </table:table-cell>
          <table:table-cell office:value-type="float" office:value="0.499" calcext:value-type="float">
            <text:p>0.499</text:p>
          </table:table-cell>
          <table:table-cell office:value-type="float" office:value="1.0308" calcext:value-type="float">
            <text:p>1.0308</text:p>
          </table:table-cell>
          <table:table-cell office:value-type="float" office:value="0.299" calcext:value-type="float">
            <text:p>0.299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16" calcext:value-type="float">
            <text:p>-0.1116</text:p>
          </table:table-cell>
          <table:table-cell office:value-type="float" office:value="0.7368" calcext:value-type="float">
            <text:p>0.7368</text:p>
          </table:table-cell>
          <table:table-cell office:value-type="float" office:value="0.1984" calcext:value-type="float">
            <text:p>0.1984</text:p>
          </table:table-cell>
          <table:table-cell office:value-type="float" office:value="0" calcext:value-type="float">
            <text:p>0</text:p>
          </table:table-cell>
          <table:table-cell office:value-type="float" office:value="0.7318" calcext:value-type="float">
            <text:p>0.7318</text:p>
          </table:table-cell>
          <table:table-cell office:value-type="float" office:value="0.798" calcext:value-type="float">
            <text:p>0.798</text:p>
          </table:table-cell>
          <table:table-cell office:value-type="float" office:value="0.2328" calcext:value-type="float">
            <text:p>0.2328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575" calcext:value-type="float">
            <text:p>0.575</text:p>
          </table:table-cell>
          <table:table-cell office:value-type="float" office:value="0.1618" calcext:value-type="float">
            <text:p>0.1618</text:p>
          </table:table-cell>
          <table:table-cell office:value-type="float" office:value="0" calcext:value-type="float">
            <text:p>0</text:p>
          </table:table-cell>
          <table:table-cell office:value-type="float" office:value="0.903" calcext:value-type="float">
            <text:p>0.903</text:p>
          </table:table-cell>
          <table:table-cell office:value-type="float" office:value="0.6268" calcext:value-type="float">
            <text:p>0.6268</text:p>
          </table:table-cell>
          <table:table-cell office:value-type="float" office:value="0.1712" calcext:value-type="float">
            <text:p>0.171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2" calcext:value-type="float">
            <text:p>0.182</text:p>
          </table:table-cell>
          <table:table-cell office:value-type="float" office:value="0.4432" calcext:value-type="float">
            <text:p>0.4432</text:p>
          </table:table-cell>
          <table:table-cell office:value-type="float" office:value="0.1318" calcext:value-type="float">
            <text:p>0.1318</text:p>
          </table:table-cell>
          <table:table-cell office:value-type="float" office:value="0" calcext:value-type="float">
            <text:p>0</text:p>
          </table:table-cell>
          <table:table-cell office:value-type="float" office:value="1.0442" calcext:value-type="float">
            <text:p>1.0442</text:p>
          </table:table-cell>
          <table:table-cell office:value-type="float" office:value="0.4856" calcext:value-type="float">
            <text:p>0.4856</text:p>
          </table:table-cell>
          <table:table-cell office:value-type="float" office:value="0.1412" calcext:value-type="float">
            <text:p>0.1412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2" calcext:value-type="float">
            <text:p>0.2852</text:p>
          </table:table-cell>
          <table:table-cell office:value-type="float" office:value="0.34" calcext:value-type="float">
            <text:p>0.34</text:p>
          </table:table-cell>
          <table:table-cell office:value-type="float" office:value="0.1032" calcext:value-type="float">
            <text:p>0.1032</text:p>
          </table:table-cell>
          <table:table-cell office:value-type="float" office:value="0" calcext:value-type="float">
            <text:p>0</text:p>
          </table:table-cell>
          <table:table-cell office:value-type="float" office:value="1.1608" calcext:value-type="float">
            <text:p>1.1608</text:p>
          </table:table-cell>
          <table:table-cell office:value-type="float" office:value="0.369" calcext:value-type="float">
            <text:p>0.369</text:p>
          </table:table-cell>
          <table:table-cell office:value-type="float" office:value="0.1166" calcext:value-type="float">
            <text:p>0.116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62" calcext:value-type="float">
            <text:p>0.3662</text:p>
          </table:table-cell>
          <table:table-cell office:value-type="float" office:value="0.259" calcext:value-type="float">
            <text:p>0.259</text:p>
          </table:table-cell>
          <table:table-cell office:value-type="float" office:value="0.081" calcext:value-type="float">
            <text:p>0.081</text:p>
          </table:table-cell>
          <table:table-cell office:value-type="float" office:value="0" calcext:value-type="float">
            <text:p>0</text:p>
          </table:table-cell>
          <table:table-cell office:value-type="float" office:value="1.2522" calcext:value-type="float">
            <text:p>1.2522</text:p>
          </table:table-cell>
          <table:table-cell office:value-type="float" office:value="0.2776" calcext:value-type="float">
            <text:p>0.2776</text:p>
          </table:table-cell>
          <table:table-cell office:value-type="float" office:value="0.0914" calcext:value-type="float">
            <text:p>0.0914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8" calcext:value-type="float">
            <text:p>0.4298</text:p>
          </table:table-cell>
          <table:table-cell office:value-type="float" office:value="0.1954" calcext:value-type="float">
            <text:p>0.1954</text:p>
          </table:table-cell>
          <table:table-cell office:value-type="float" office:value="0.0636" calcext:value-type="float">
            <text:p>0.0636</text:p>
          </table:table-cell>
          <table:table-cell office:value-type="float" office:value="0" calcext:value-type="float">
            <text:p>0</text:p>
          </table:table-cell>
          <table:table-cell office:value-type="float" office:value="1.3262" calcext:value-type="float">
            <text:p>1.3262</text:p>
          </table:table-cell>
          <table:table-cell office:value-type="float" office:value="0.2036" calcext:value-type="float">
            <text:p>0.2036</text:p>
          </table:table-cell>
          <table:table-cell office:value-type="float" office:value="0.074" calcext:value-type="float">
            <text:p>0.074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66" calcext:value-type="float">
            <text:p>0.4766</text:p>
          </table:table-cell>
          <table:table-cell office:value-type="float" office:value="0.1486" calcext:value-type="float">
            <text:p>0.1486</text:p>
          </table:table-cell>
          <table:table-cell office:value-type="float" office:value="0.0468" calcext:value-type="float">
            <text:p>0.0468</text:p>
          </table:table-cell>
          <table:table-cell office:value-type="float" office:value="0" calcext:value-type="float">
            <text:p>0</text:p>
          </table:table-cell>
          <table:table-cell office:value-type="float" office:value="1.378" calcext:value-type="float">
            <text:p>1.378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0518" calcext:value-type="float">
            <text:p>0.0518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108" calcext:value-type="float">
            <text:p>0.1108</text:p>
          </table:table-cell>
          <table:table-cell office:value-type="float" office:value="0.0378" calcext:value-type="float">
            <text:p>0.0378</text:p>
          </table:table-cell>
          <table:table-cell office:value-type="float" office:value="0" calcext:value-type="float">
            <text:p>0</text:p>
          </table:table-cell>
          <table:table-cell office:value-type="float" office:value="1.4192" calcext:value-type="float">
            <text:p>1.4192</text:p>
          </table:table-cell>
          <table:table-cell office:value-type="float" office:value="0.1106" calcext:value-type="float">
            <text:p>0.1106</text:p>
          </table:table-cell>
          <table:table-cell office:value-type="float" office:value="0.0412" calcext:value-type="float">
            <text:p>0.041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26" calcext:value-type="float">
            <text:p>0.5426</text:p>
          </table:table-cell>
          <table:table-cell office:value-type="float" office:value="0.0826" calcext:value-type="float">
            <text:p>0.0826</text:p>
          </table:table-cell>
          <table:table-cell office:value-type="float" office:value="0.0282" calcext:value-type="float">
            <text:p>0.0282</text:p>
          </table:table-cell>
          <table:table-cell office:value-type="float" office:value="0" calcext:value-type="float">
            <text:p>0</text:p>
          </table:table-cell>
          <table:table-cell office:value-type="float" office:value="1.442" calcext:value-type="float">
            <text:p>1.442</text:p>
          </table:table-cell>
          <table:table-cell office:value-type="float" office:value="0.0878" calcext:value-type="float">
            <text:p>0.0878</text:p>
          </table:table-cell>
          <table:table-cell office:value-type="float" office:value="0.0228" calcext:value-type="float">
            <text:p>0.0228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42" calcext:value-type="float">
            <text:p>0.5642</text:p>
          </table:table-cell>
          <table:table-cell office:value-type="float" office:value="0.061" calcext:value-type="float">
            <text:p>0.061</text:p>
          </table:table-cell>
          <table:table-cell office:value-type="float" office:value="0.0216" calcext:value-type="float">
            <text:p>0.0216</text:p>
          </table:table-cell>
          <table:table-cell office:value-type="float" office:value="0" calcext:value-type="float">
            <text:p>0</text:p>
          </table:table-cell>
          <table:table-cell office:value-type="float" office:value="1.4642" calcext:value-type="float">
            <text:p>1.4642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0222" calcext:value-type="float">
            <text:p>0.0222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0136" calcext:value-type="float">
            <text:p>0.0136</text:p>
          </table:table-cell>
          <table:table-cell office:value-type="float" office:value="0" calcext:value-type="float">
            <text:p>0</text:p>
          </table:table-cell>
          <table:table-cell office:value-type="float" office:value="1.4796" calcext:value-type="float">
            <text:p>1.4796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0154" calcext:value-type="float">
            <text:p>0.0154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88" calcext:value-type="float">
            <text:p>0.5888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1.492" calcext:value-type="float">
            <text:p>1.492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0124" calcext:value-type="float">
            <text:p>0.0124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082" calcext:value-type="float">
            <text:p>0.0082</text:p>
          </table:table-cell>
          <table:table-cell office:value-type="float" office:value="0" calcext:value-type="float">
            <text:p>0</text:p>
          </table:table-cell>
          <table:table-cell office:value-type="float" office:value="1.5024" calcext:value-type="float">
            <text:p>1.5024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104" calcext:value-type="float">
            <text:p>0.010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24" calcext:value-type="float">
            <text:p>0.6024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054" calcext:value-type="float">
            <text:p>0.0054</text:p>
          </table:table-cell>
          <table:table-cell office:value-type="float" office:value="0" calcext:value-type="float">
            <text:p>0</text:p>
          </table:table-cell>
          <table:table-cell office:value-type="float" office:value="1.5106" calcext:value-type="float">
            <text:p>1.5106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082" calcext:value-type="float">
            <text:p>0.0082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78" calcext:value-type="float">
            <text:p>0.6078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054" calcext:value-type="float">
            <text:p>0.0054</text:p>
          </table:table-cell>
          <table:table-cell office:value-type="float" office:value="0" calcext:value-type="float">
            <text:p>0</text:p>
          </table:table-cell>
          <table:table-cell office:value-type="float" office:value="1.5162" calcext:value-type="float">
            <text:p>1.5162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056" calcext:value-type="float">
            <text:p>0.0056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26" calcext:value-type="float">
            <text:p>0.6126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048" calcext:value-type="float">
            <text:p>0.0048</text:p>
          </table:table-cell>
          <table:table-cell office:value-type="float" office:value="0" calcext:value-type="float">
            <text:p>0</text:p>
          </table:table-cell>
          <table:table-cell office:value-type="float" office:value="1.5212" calcext:value-type="float">
            <text:p>1.5212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66" calcext:value-type="float">
            <text:p>0.616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1.5244" calcext:value-type="float">
            <text:p>1.5244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32" calcext:value-type="float">
            <text:p>0.0032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88" calcext:value-type="float">
            <text:p>0.6188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22" calcext:value-type="float">
            <text:p>0.0022</text:p>
          </table:table-cell>
          <table:table-cell office:value-type="float" office:value="0" calcext:value-type="float">
            <text:p>0</text:p>
          </table:table-cell>
          <table:table-cell office:value-type="float" office:value="1.5268" calcext:value-type="float">
            <text:p>1.526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4" calcext:value-type="float">
            <text:p>0.002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595.3pt" fo:page-height="841.89pt" fo:margin-top="34.55pt" fo:margin-bottom="40.31pt" fo:margin-left="31.69pt" fo:margin-right="48.95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8">00/00/0000</text:date>, <text:time style:data-style-name="N2" text:time-value="13:27:15.8270913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3:00:49.286591810</meta:creation-date>
    <dc:date>2018-10-18T13:38:39.936482702</dc:date>
    <meta:editing-duration>PT6H15M39S</meta:editing-duration>
    <meta:editing-cycles>28</meta:editing-cycles>
    <meta:generator>LibreOffice/6.1.2.1$Linux_X86_64 LibreOffice_project/10$Build-1</meta:generator>
    <meta:print-date>2018-05-02T10:45:29.477423457</meta:print-date>
    <meta:document-statistic meta:table-count="1" meta:cell-count="103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831cm" svg:height="8.499cm" xlink:href=".." xlink:type="simple" chart:class="chart:line" chart:style-name="ch1">
        <chart:legend chart:legend-position="end" svg:x="13.952cm" svg:y="3.452cm" style:legend-expansion="high" chart:style-name="ch2"/>
        <chart:plot-area chart:style-name="ch3" table:cell-range-address="Sheet1.B5:Sheet1.B106 Sheet1.D5:Sheet1.D106 Sheet1.H5:Sheet1.H106" chart:data-source-has-labels="row" svg:x="0.336cm" svg:y="0.169cm" svg:width="13.28cm" svg:height="8.161cm">
          <chartooo:coordinate-region svg:x="1.248cm" svg:y="0.368cm" svg:width="12.228cm" svg:height="7.7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B106" chart:label-cell-address="Sheet1.B5:Sheet1.B5" chart:class="chart:line">
            <chart:data-point chart:repeated="101"/>
          </chart:series>
          <chart:series chart:style-name="ch7" chart:values-cell-range-address="Sheet1.D6:Sheet1.D106" chart:label-cell-address="Sheet1.D5:Sheet1.D5" chart:class="chart:line">
            <chart:data-point chart:repeated="101"/>
          </chart:series>
          <chart:series chart:style-name="ch8" chart:values-cell-range-address="Sheet1.H6:Sheet1.H106" chart:label-cell-address="Sheet1.H5:Sheet1.H5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mand</text:p>
                <draw:g>
                  <svg:desc>Sheet1.B5:Sheet1.B5</svg:desc>
                </draw:g>
              </table:table-cell>
              <table:table-cell office:value-type="string">
                <text:p>SBC FGI</text:p>
                <draw:g>
                  <svg:desc>Sheet1.D5:Sheet1.D5</svg:desc>
                </draw:g>
              </table:table-cell>
              <table:table-cell office:value-type="string">
                <text:p>SPSA FGI</text:p>
                <draw:g>
                  <svg:desc>Sheet1.H5:Sheet1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6:Sheet1.B106</svg:desc>
                </draw:g>
              </table:table-cell>
              <table:table-cell office:value-type="float" office:value="0">
                <text:p>0</text:p>
                <draw:g>
                  <svg:desc>Sheet1.D6:Sheet1.D106</svg:desc>
                </draw:g>
              </table:table-cell>
              <table:table-cell office:value-type="float" office:value="0">
                <text:p>0</text:p>
                <draw:g>
                  <svg:desc>Sheet1.H6:Sheet1.H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16">
                <text:p>0.0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92">
                <text:p>0.04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46">
                <text:p>0.0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42">
                <text:p>0.12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58">
                <text:p>0.15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68">
                <text:p>0.18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26">
                <text:p>0.20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98">
                <text:p>0.2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128">
                <text:p>0.21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98">
                <text:p>0.35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58">
                <text:p>0.6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126">
                <text:p>1.01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838">
                <text:p>1.28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546">
                <text:p>0.0546</text:p>
              </table:table-cell>
              <table:table-cell office:value-type="float" office:value="1.472">
                <text:p>1.4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2824">
                <text:p>0.2824</text:p>
              </table:table-cell>
              <table:table-cell office:value-type="float" office:value="1.7106">
                <text:p>1.71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685">
                <text:p>0.685</text:p>
              </table:table-cell>
              <table:table-cell office:value-type="float" office:value="2.1018">
                <text:p>2.10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5">
                <text:p>0.65</text:p>
              </table:table-cell>
              <table:table-cell office:value-type="float" office:value="0.5674">
                <text:p>0.5674</text:p>
              </table:table-cell>
              <table:table-cell office:value-type="float" office:value="1.938">
                <text:p>1.9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">
                <text:p>0.9</text:p>
              </table:table-cell>
              <table:table-cell office:value-type="float" office:value="0.2618">
                <text:p>0.2618</text:p>
              </table:table-cell>
              <table:table-cell office:value-type="float" office:value="1.6222">
                <text:p>1.62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5">
                <text:p>0.65</text:p>
              </table:table-cell>
              <table:table-cell office:value-type="float" office:value="0.2422">
                <text:p>0.2422</text:p>
              </table:table-cell>
              <table:table-cell office:value-type="float" office:value="1.5652">
                <text:p>1.56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">
                <text:p>0.9</text:p>
              </table:table-cell>
              <table:table-cell office:value-type="float" office:value="0.0086">
                <text:p>0.0086</text:p>
              </table:table-cell>
              <table:table-cell office:value-type="float" office:value="1.2662">
                <text:p>1.26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5">
                <text:p>0.65</text:p>
              </table:table-cell>
              <table:table-cell office:value-type="float" office:value="0.0572">
                <text:p>0.0572</text:p>
              </table:table-cell>
              <table:table-cell office:value-type="float" office:value="1.2718">
                <text:p>1.27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">
                <text:p>0.9</text:p>
              </table:table-cell>
              <table:table-cell office:value-type="float" office:value="-0.1282">
                <text:p>-0.1282</text:p>
              </table:table-cell>
              <table:table-cell office:value-type="float" office:value="1.0632">
                <text:p>1.06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">
                <text:p>0.65</text:p>
              </table:table-cell>
              <table:table-cell office:value-type="float" office:value="-0.0406">
                <text:p>-0.0406</text:p>
              </table:table-cell>
              <table:table-cell office:value-type="float" office:value="1.1496">
                <text:p>1.14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">
                <text:p>0.9</text:p>
              </table:table-cell>
              <table:table-cell office:value-type="float" office:value="-0.2084">
                <text:p>-0.2084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5">
                <text:p>0.65</text:p>
              </table:table-cell>
              <table:table-cell office:value-type="float" office:value="-0.0974">
                <text:p>-0.0974</text:p>
              </table:table-cell>
              <table:table-cell office:value-type="float" office:value="1.0934">
                <text:p>1.09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">
                <text:p>0.9</text:p>
              </table:table-cell>
              <table:table-cell office:value-type="float" office:value="-0.2124">
                <text:p>-0.2124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5">
                <text:p>0.65</text:p>
              </table:table-cell>
              <table:table-cell office:value-type="float" office:value="-0.0994">
                <text:p>-0.0994</text:p>
              </table:table-cell>
              <table:table-cell office:value-type="float" office:value="1.0982">
                <text:p>1.09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">
                <text:p>0.9</text:p>
              </table:table-cell>
              <table:table-cell office:value-type="float" office:value="-0.2018">
                <text:p>-0.2018</text:p>
              </table:table-cell>
              <table:table-cell office:value-type="float" office:value="0.9658">
                <text:p>0.96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5">
                <text:p>0.65</text:p>
              </table:table-cell>
              <table:table-cell office:value-type="float" office:value="-0.0502">
                <text:p>-0.0502</text:p>
              </table:table-cell>
              <table:table-cell office:value-type="float" office:value="1.0758">
                <text:p>1.07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">
                <text:p>0.9</text:p>
              </table:table-cell>
              <table:table-cell office:value-type="float" office:value="-0.166">
                <text:p>-0.166</text:p>
              </table:table-cell>
              <table:table-cell office:value-type="float" office:value="0.9264">
                <text:p>0.92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5">
                <text:p>0.65</text:p>
              </table:table-cell>
              <table:table-cell office:value-type="float" office:value="-0.0414">
                <text:p>-0.0414</text:p>
              </table:table-cell>
              <table:table-cell office:value-type="float" office:value="1.029">
                <text:p>1.0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">
                <text:p>0.9</text:p>
              </table:table-cell>
              <table:table-cell office:value-type="float" office:value="-0.1776">
                <text:p>-0.1776</text:p>
              </table:table-cell>
              <table:table-cell office:value-type="float" office:value="0.901">
                <text:p>0.9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5">
                <text:p>0.65</text:p>
              </table:table-cell>
              <table:table-cell office:value-type="float" office:value="-0.0868">
                <text:p>-0.0868</text:p>
              </table:table-cell>
              <table:table-cell office:value-type="float" office:value="1.0078">
                <text:p>1.00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">
                <text:p>0.9</text:p>
              </table:table-cell>
              <table:table-cell office:value-type="float" office:value="-0.229">
                <text:p>-0.229</text:p>
              </table:table-cell>
              <table:table-cell office:value-type="float" office:value="0.8362">
                <text:p>0.83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5">
                <text:p>0.65</text:p>
              </table:table-cell>
              <table:table-cell office:value-type="float" office:value="-0.1232">
                <text:p>-0.1232</text:p>
              </table:table-cell>
              <table:table-cell office:value-type="float" office:value="0.9392">
                <text:p>0.93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">
                <text:p>0.9</text:p>
              </table:table-cell>
              <table:table-cell office:value-type="float" office:value="-0.2386">
                <text:p>-0.2386</text:p>
              </table:table-cell>
              <table:table-cell office:value-type="float" office:value="0.7826">
                <text:p>0.78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5">
                <text:p>0.65</text:p>
              </table:table-cell>
              <table:table-cell office:value-type="float" office:value="-0.1354">
                <text:p>-0.1354</text:p>
              </table:table-cell>
              <table:table-cell office:value-type="float" office:value="0.8558">
                <text:p>0.85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">
                <text:p>0.9</text:p>
              </table:table-cell>
              <table:table-cell office:value-type="float" office:value="-0.2776">
                <text:p>-0.2776</text:p>
              </table:table-cell>
              <table:table-cell office:value-type="float" office:value="0.7042">
                <text:p>0.70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5">
                <text:p>0.65</text:p>
              </table:table-cell>
              <table:table-cell office:value-type="float" office:value="-0.152">
                <text:p>-0.152</text:p>
              </table:table-cell>
              <table:table-cell office:value-type="float" office:value="0.7892">
                <text:p>0.78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">
                <text:p>0.9</text:p>
              </table:table-cell>
              <table:table-cell office:value-type="float" office:value="-0.27">
                <text:p>-0.27</text:p>
              </table:table-cell>
              <table:table-cell office:value-type="float" office:value="0.6304">
                <text:p>0.63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5">
                <text:p>0.65</text:p>
              </table:table-cell>
              <table:table-cell office:value-type="float" office:value="-0.126">
                <text:p>-0.126</text:p>
              </table:table-cell>
              <table:table-cell office:value-type="float" office:value="0.728">
                <text:p>0.7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2466">
                <text:p>-0.2466</text:p>
              </table:table-cell>
              <table:table-cell office:value-type="float" office:value="0.5824">
                <text:p>0.58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5">
                <text:p>0.65</text:p>
              </table:table-cell>
              <table:table-cell office:value-type="float" office:value="-0.106">
                <text:p>-0.106</text:p>
              </table:table-cell>
              <table:table-cell office:value-type="float" office:value="0.6866">
                <text:p>0.68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">
                <text:p>0.9</text:p>
              </table:table-cell>
              <table:table-cell office:value-type="float" office:value="-0.2442">
                <text:p>-0.2442</text:p>
              </table:table-cell>
              <table:table-cell office:value-type="float" office:value="0.5292">
                <text:p>0.52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5">
                <text:p>0.65</text:p>
              </table:table-cell>
              <table:table-cell office:value-type="float" office:value="-0.1378">
                <text:p>-0.1378</text:p>
              </table:table-cell>
              <table:table-cell office:value-type="float" office:value="0.6104">
                <text:p>0.61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">
                <text:p>0.9</text:p>
              </table:table-cell>
              <table:table-cell office:value-type="float" office:value="-0.281">
                <text:p>-0.281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5">
                <text:p>0.65</text:p>
              </table:table-cell>
              <table:table-cell office:value-type="float" office:value="-0.176">
                <text:p>-0.176</text:p>
              </table:table-cell>
              <table:table-cell office:value-type="float" office:value="0.5106">
                <text:p>0.51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">
                <text:p>0.9</text:p>
              </table:table-cell>
              <table:table-cell office:value-type="float" office:value="-0.3216">
                <text:p>-0.3216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5">
                <text:p>0.65</text:p>
              </table:table-cell>
              <table:table-cell office:value-type="float" office:value="-0.2148">
                <text:p>-0.2148</text:p>
              </table:table-cell>
              <table:table-cell office:value-type="float" office:value="0.3908">
                <text:p>0.39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">
                <text:p>0.9</text:p>
              </table:table-cell>
              <table:table-cell office:value-type="float" office:value="-0.3318">
                <text:p>-0.331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5">
                <text:p>0.65</text:p>
              </table:table-cell>
              <table:table-cell office:value-type="float" office:value="-0.2132">
                <text:p>-0.2132</text:p>
              </table:table-cell>
              <table:table-cell office:value-type="float" office:value="0.2924">
                <text:p>0.29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">
                <text:p>0.9</text:p>
              </table:table-cell>
              <table:table-cell office:value-type="float" office:value="-0.3548">
                <text:p>-0.3548</text:p>
              </table:table-cell>
              <table:table-cell office:value-type="float" office:value="0.1388">
                <text:p>0.13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5">
                <text:p>0.65</text:p>
              </table:table-cell>
              <table:table-cell office:value-type="float" office:value="-0.269">
                <text:p>-0.269</text:p>
              </table:table-cell>
              <table:table-cell office:value-type="float" office:value="0.2352">
                <text:p>0.23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">
                <text:p>0.9</text:p>
              </table:table-cell>
              <table:table-cell office:value-type="float" office:value="-0.3948">
                <text:p>-0.3948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5">
                <text:p>0.65</text:p>
              </table:table-cell>
              <table:table-cell office:value-type="float" office:value="-0.277">
                <text:p>-0.277</text:p>
              </table:table-cell>
              <table:table-cell office:value-type="float" office:value="0.2002">
                <text:p>0.20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-0.4112">
                <text:p>-0.4112</text:p>
              </table:table-cell>
              <table:table-cell office:value-type="float" office:value="0.0732">
                <text:p>0.07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5">
                <text:p>0.65</text:p>
              </table:table-cell>
              <table:table-cell office:value-type="float" office:value="-0.2886">
                <text:p>-0.2886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">
                <text:p>0.9</text:p>
              </table:table-cell>
              <table:table-cell office:value-type="float" office:value="-0.4194">
                <text:p>-0.4194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5">
                <text:p>0.65</text:p>
              </table:table-cell>
              <table:table-cell office:value-type="float" office:value="-0.2964">
                <text:p>-0.2964</text:p>
              </table:table-cell>
              <table:table-cell office:value-type="float" office:value="0.1352">
                <text:p>0.13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">
                <text:p>0.9</text:p>
              </table:table-cell>
              <table:table-cell office:value-type="float" office:value="-0.4388">
                <text:p>-0.4388</text:p>
              </table:table-cell>
              <table:table-cell office:value-type="float" office:value="-0.008">
                <text:p>-0.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-0.3092">
                <text:p>-0.3092</text:p>
              </table:table-cell>
              <table:table-cell office:value-type="float" office:value="0.1342">
                <text:p>0.13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">
                <text:p>0.9</text:p>
              </table:table-cell>
              <table:table-cell office:value-type="float" office:value="-0.4288">
                <text:p>-0.4288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5">
                <text:p>0.65</text:p>
              </table:table-cell>
              <table:table-cell office:value-type="float" office:value="-0.265">
                <text:p>-0.265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">
                <text:p>0.9</text:p>
              </table:table-cell>
              <table:table-cell office:value-type="float" office:value="-0.3518">
                <text:p>-0.3518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5">
                <text:p>0.65</text:p>
              </table:table-cell>
              <table:table-cell office:value-type="float" office:value="-0.188">
                <text:p>-0.188</text:p>
              </table:table-cell>
              <table:table-cell office:value-type="float" office:value="0.2786">
                <text:p>0.27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">
                <text:p>0.9</text:p>
              </table:table-cell>
              <table:table-cell office:value-type="float" office:value="-0.2708">
                <text:p>-0.2708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5">
                <text:p>0.65</text:p>
              </table:table-cell>
              <table:table-cell office:value-type="float" office:value="-0.0818">
                <text:p>-0.0818</text:p>
              </table:table-cell>
              <table:table-cell office:value-type="float" office:value="0.3922">
                <text:p>0.39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">
                <text:p>0.9</text:p>
              </table:table-cell>
              <table:table-cell office:value-type="float" office:value="-0.1496">
                <text:p>-0.1496</text:p>
              </table:table-cell>
              <table:table-cell office:value-type="float" office:value="0.3316">
                <text:p>0.33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5">
                <text:p>0.65</text:p>
              </table:table-cell>
              <table:table-cell office:value-type="float" office:value="0.0172">
                <text:p>0.0172</text:p>
              </table:table-cell>
              <table:table-cell office:value-type="float" office:value="0.5164">
                <text:p>0.51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">
                <text:p>0.9</text:p>
              </table:table-cell>
              <table:table-cell office:value-type="float" office:value="-0.0608">
                <text:p>-0.0608</text:p>
              </table:table-cell>
              <table:table-cell office:value-type="float" office:value="0.4406">
                <text:p>0.44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5">
                <text:p>0.65</text:p>
              </table:table-cell>
              <table:table-cell office:value-type="float" office:value="0.1336">
                <text:p>0.1336</text:p>
              </table:table-cell>
              <table:table-cell office:value-type="float" office:value="0.6314">
                <text:p>0.63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">
                <text:p>0.9</text:p>
              </table:table-cell>
              <table:table-cell office:value-type="float" office:value="0.0512">
                <text:p>0.0512</text:p>
              </table:table-cell>
              <table:table-cell office:value-type="float" office:value="0.5908">
                <text:p>0.59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5">
                <text:p>0.65</text:p>
              </table:table-cell>
              <table:table-cell office:value-type="float" office:value="0.1848">
                <text:p>0.1848</text:p>
              </table:table-cell>
              <table:table-cell office:value-type="float" office:value="0.7262">
                <text:p>0.72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">
                <text:p>0.9</text:p>
              </table:table-cell>
              <table:table-cell office:value-type="float" office:value="-0.0614">
                <text:p>-0.0614</text:p>
              </table:table-cell>
              <table:table-cell office:value-type="float" office:value="0.5038">
                <text:p>0.50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5">
                <text:p>0.65</text:p>
              </table:table-cell>
              <table:table-cell office:value-type="float" office:value="-0.1656">
                <text:p>-0.1656</text:p>
              </table:table-cell>
              <table:table-cell office:value-type="float" office:value="0.431">
                <text:p>0.4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">
                <text:p>0.9</text:p>
              </table:table-cell>
              <table:table-cell office:value-type="float" office:value="-0.5824">
                <text:p>-0.5824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5">
                <text:p>0.65</text:p>
              </table:table-cell>
              <table:table-cell office:value-type="float" office:value="-0.853">
                <text:p>-0.853</text:p>
              </table:table-cell>
              <table:table-cell office:value-type="float" office:value="-0.189">
                <text:p>-0.1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-0.547">
                <text:p>-0.54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-0.31">
                <text:p>-0.31</text:p>
              </table:table-cell>
              <table:table-cell office:value-type="float" office:value="0.499">
                <text:p>0.4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-0.1116">
                <text:p>-0.1116</text:p>
              </table:table-cell>
              <table:table-cell office:value-type="float" office:value="0.7318">
                <text:p>0.73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.0502">
                <text:p>0.0502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.182">
                <text:p>0.182</text:p>
              </table:table-cell>
              <table:table-cell office:value-type="float" office:value="1.0442">
                <text:p>1.04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.2852">
                <text:p>0.2852</text:p>
              </table:table-cell>
              <table:table-cell office:value-type="float" office:value="1.1608">
                <text:p>1.16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.3662">
                <text:p>0.3662</text:p>
              </table:table-cell>
              <table:table-cell office:value-type="float" office:value="1.2522">
                <text:p>1.25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.4298">
                <text:p>0.4298</text:p>
              </table:table-cell>
              <table:table-cell office:value-type="float" office:value="1.3262">
                <text:p>1.32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4766">
                <text:p>0.4766</text:p>
              </table:table-cell>
              <table:table-cell office:value-type="float" office:value="1.378">
                <text:p>1.3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.5144">
                <text:p>0.5144</text:p>
              </table:table-cell>
              <table:table-cell office:value-type="float" office:value="1.4192">
                <text:p>1.41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.5426">
                <text:p>0.5426</text:p>
              </table:table-cell>
              <table:table-cell office:value-type="float" office:value="1.442">
                <text:p>1.4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.5642">
                <text:p>0.5642</text:p>
              </table:table-cell>
              <table:table-cell office:value-type="float" office:value="1.4642">
                <text:p>1.46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.5778">
                <text:p>0.5778</text:p>
              </table:table-cell>
              <table:table-cell office:value-type="float" office:value="1.4796">
                <text:p>1.47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.5888">
                <text:p>0.5888</text:p>
              </table:table-cell>
              <table:table-cell office:value-type="float" office:value="1.492">
                <text:p>1.4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.597">
                <text:p>0.597</text:p>
              </table:table-cell>
              <table:table-cell office:value-type="float" office:value="1.5024">
                <text:p>1.50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.6024">
                <text:p>0.6024</text:p>
              </table:table-cell>
              <table:table-cell office:value-type="float" office:value="1.5106">
                <text:p>1.51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.6078">
                <text:p>0.6078</text:p>
              </table:table-cell>
              <table:table-cell office:value-type="float" office:value="1.5162">
                <text:p>1.51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.6126">
                <text:p>0.6126</text:p>
              </table:table-cell>
              <table:table-cell office:value-type="float" office:value="1.5212">
                <text:p>1.52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6166">
                <text:p>0.6166</text:p>
              </table:table-cell>
              <table:table-cell office:value-type="float" office:value="1.5244">
                <text:p>1.52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6188">
                <text:p>0.6188</text:p>
              </table:table-cell>
              <table:table-cell office:value-type="float" office:value="1.5268">
                <text:p>1.52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2cm" svg:height="8.98cm" xlink:href=".." xlink:type="simple" chart:class="chart:line" chart:style-name="ch1">
        <chart:legend chart:legend-position="end" svg:x="13.038cm" svg:y="3.693cm" style:legend-expansion="high" chart:style-name="ch2"/>
        <chart:plot-area chart:style-name="ch3" table:cell-range-address="Sheet1.B5:Sheet1.B106 Sheet1.E5:Sheet1.E106 Sheet1.I5:Sheet1.I106" chart:data-source-has-labels="row" svg:x="0.32cm" svg:y="0.179cm" svg:width="12.398cm" svg:height="8.622cm">
          <chartooo:coordinate-region svg:x="1.1cm" svg:y="0.313cm" svg:width="11.478cm" svg:height="7.4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B106" chart:label-cell-address="Sheet1.B5:Sheet1.B5" chart:class="chart:line">
            <chart:data-point chart:repeated="101"/>
          </chart:series>
          <chart:series chart:style-name="ch7" chart:values-cell-range-address="Sheet1.E6:Sheet1.E106" chart:label-cell-address="Sheet1.E5:Sheet1.E5" chart:class="chart:line">
            <chart:data-point chart:repeated="101"/>
          </chart:series>
          <chart:series chart:style-name="ch8" chart:values-cell-range-address="Sheet1.I6:Sheet1.I106" chart:label-cell-address="Sheet1.I5:Sheet1.I5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mand</text:p>
                <draw:g>
                  <svg:desc>Sheet1.B5:Sheet1.B5</svg:desc>
                </draw:g>
              </table:table-cell>
              <table:table-cell office:value-type="string">
                <text:p>SBC WIP</text:p>
                <draw:g>
                  <svg:desc>Sheet1.E5:Sheet1.E5</svg:desc>
                </draw:g>
              </table:table-cell>
              <table:table-cell office:value-type="string">
                <text:p>SPSA WIP</text:p>
                <draw:g>
                  <svg:desc>Sheet1.I5:Sheet1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6:Sheet1.B106</svg:desc>
                </draw:g>
              </table:table-cell>
              <table:table-cell office:value-type="float" office:value="0">
                <text:p>0</text:p>
                <draw:g>
                  <svg:desc>Sheet1.E6:Sheet1.E106</svg:desc>
                </draw:g>
              </table:table-cell>
              <table:table-cell office:value-type="float" office:value="0">
                <text:p>0</text:p>
                <draw:g>
                  <svg:desc>Sheet1.I6:Sheet1.I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78">
                <text:p>0.03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96">
                <text:p>0.02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4">
                <text:p>0.01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86">
                <text:p>0.28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608">
                <text:p>0.46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906">
                <text:p>0.49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236">
                <text:p>0.32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844">
                <text:p>0.0844</text:p>
              </table:table-cell>
              <table:table-cell office:value-type="float" office:value="0.2052">
                <text:p>0.20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442">
                <text:p>0.442</text:p>
              </table:table-cell>
              <table:table-cell office:value-type="float" office:value="0.3818">
                <text:p>0.38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7518">
                <text:p>0.7518</text:p>
              </table:table-cell>
              <table:table-cell office:value-type="float" office:value="0.6998">
                <text:p>0.6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5">
                <text:p>0.65</text:p>
              </table:table-cell>
              <table:table-cell office:value-type="float" office:value="1.0172">
                <text:p>1.0172</text:p>
              </table:table-cell>
              <table:table-cell office:value-type="float" office:value="0.8894">
                <text:p>0.88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">
                <text:p>0.9</text:p>
              </table:table-cell>
              <table:table-cell office:value-type="float" office:value="1.2482">
                <text:p>1.2482</text:p>
              </table:table-cell>
              <table:table-cell office:value-type="float" office:value="1.2126">
                <text:p>1.21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5">
                <text:p>0.65</text:p>
              </table:table-cell>
              <table:table-cell office:value-type="float" office:value="1.4674">
                <text:p>1.4674</text:p>
              </table:table-cell>
              <table:table-cell office:value-type="float" office:value="1.3208">
                <text:p>1.32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">
                <text:p>0.9</text:p>
              </table:table-cell>
              <table:table-cell office:value-type="float" office:value="1.661">
                <text:p>1.661</text:p>
              </table:table-cell>
              <table:table-cell office:value-type="float" office:value="1.4452">
                <text:p>1.44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5">
                <text:p>0.65</text:p>
              </table:table-cell>
              <table:table-cell office:value-type="float" office:value="1.8124">
                <text:p>1.8124</text:p>
              </table:table-cell>
              <table:table-cell office:value-type="float" office:value="1.6162">
                <text:p>1.61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">
                <text:p>0.9</text:p>
              </table:table-cell>
              <table:table-cell office:value-type="float" office:value="1.9782">
                <text:p>1.9782</text:p>
              </table:table-cell>
              <table:table-cell office:value-type="float" office:value="1.8654">
                <text:p>1.86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">
                <text:p>0.65</text:p>
              </table:table-cell>
              <table:table-cell office:value-type="float" office:value="2.1248">
                <text:p>2.1248</text:p>
              </table:table-cell>
              <table:table-cell office:value-type="float" office:value="1.9982">
                <text:p>1.99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">
                <text:p>0.9</text:p>
              </table:table-cell>
              <table:table-cell office:value-type="float" office:value="2.291">
                <text:p>2.291</text:p>
              </table:table-cell>
              <table:table-cell office:value-type="float" office:value="2.174">
                <text:p>2.1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5">
                <text:p>0.65</text:p>
              </table:table-cell>
              <table:table-cell office:value-type="float" office:value="2.4548">
                <text:p>2.4548</text:p>
              </table:table-cell>
              <table:table-cell office:value-type="float" office:value="2.323">
                <text:p>2.3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">
                <text:p>0.9</text:p>
              </table:table-cell>
              <table:table-cell office:value-type="float" office:value="2.547">
                <text:p>2.547</text:p>
              </table:table-cell>
              <table:table-cell office:value-type="float" office:value="2.477">
                <text:p>2.4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5">
                <text:p>0.65</text:p>
              </table:table-cell>
              <table:table-cell office:value-type="float" office:value="2.6648">
                <text:p>2.6648</text:p>
              </table:table-cell>
              <table:table-cell office:value-type="float" office:value="2.5138">
                <text:p>2.51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">
                <text:p>0.9</text:p>
              </table:table-cell>
              <table:table-cell office:value-type="float" office:value="2.7806">
                <text:p>2.7806</text:p>
              </table:table-cell>
              <table:table-cell office:value-type="float" office:value="2.6132">
                <text:p>2.61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5">
                <text:p>0.65</text:p>
              </table:table-cell>
              <table:table-cell office:value-type="float" office:value="2.7838">
                <text:p>2.7838</text:p>
              </table:table-cell>
              <table:table-cell office:value-type="float" office:value="2.5704">
                <text:p>2.57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">
                <text:p>0.9</text:p>
              </table:table-cell>
              <table:table-cell office:value-type="float" office:value="2.9222">
                <text:p>2.9222</text:p>
              </table:table-cell>
              <table:table-cell office:value-type="float" office:value="2.682">
                <text:p>2.6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5">
                <text:p>0.65</text:p>
              </table:table-cell>
              <table:table-cell office:value-type="float" office:value="2.7866">
                <text:p>2.7866</text:p>
              </table:table-cell>
              <table:table-cell office:value-type="float" office:value="2.5926">
                <text:p>2.59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">
                <text:p>0.9</text:p>
              </table:table-cell>
              <table:table-cell office:value-type="float" office:value="2.931">
                <text:p>2.931</text:p>
              </table:table-cell>
              <table:table-cell office:value-type="float" office:value="2.7092">
                <text:p>2.70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5">
                <text:p>0.65</text:p>
              </table:table-cell>
              <table:table-cell office:value-type="float" office:value="2.8228">
                <text:p>2.8228</text:p>
              </table:table-cell>
              <table:table-cell office:value-type="float" office:value="2.513">
                <text:p>2.5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">
                <text:p>0.9</text:p>
              </table:table-cell>
              <table:table-cell office:value-type="float" office:value="2.9472">
                <text:p>2.9472</text:p>
              </table:table-cell>
              <table:table-cell office:value-type="float" office:value="2.6384">
                <text:p>2.63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5">
                <text:p>0.65</text:p>
              </table:table-cell>
              <table:table-cell office:value-type="float" office:value="2.8418">
                <text:p>2.8418</text:p>
              </table:table-cell>
              <table:table-cell office:value-type="float" office:value="2.543">
                <text:p>2.5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">
                <text:p>0.9</text:p>
              </table:table-cell>
              <table:table-cell office:value-type="float" office:value="2.978">
                <text:p>2.978</text:p>
              </table:table-cell>
              <table:table-cell office:value-type="float" office:value="2.5826">
                <text:p>2.58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5">
                <text:p>0.65</text:p>
              </table:table-cell>
              <table:table-cell office:value-type="float" office:value="2.8536">
                <text:p>2.8536</text:p>
              </table:table-cell>
              <table:table-cell office:value-type="float" office:value="2.4882">
                <text:p>2.48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">
                <text:p>0.9</text:p>
              </table:table-cell>
              <table:table-cell office:value-type="float" office:value="3.02">
                <text:p>3.02</text:p>
              </table:table-cell>
              <table:table-cell office:value-type="float" office:value="2.7166">
                <text:p>2.71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5">
                <text:p>0.65</text:p>
              </table:table-cell>
              <table:table-cell office:value-type="float" office:value="2.9064">
                <text:p>2.9064</text:p>
              </table:table-cell>
              <table:table-cell office:value-type="float" office:value="2.5044">
                <text:p>2.50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">
                <text:p>0.9</text:p>
              </table:table-cell>
              <table:table-cell office:value-type="float" office:value="3.0566">
                <text:p>3.0566</text:p>
              </table:table-cell>
              <table:table-cell office:value-type="float" office:value="2.8368">
                <text:p>2.83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5">
                <text:p>0.65</text:p>
              </table:table-cell>
              <table:table-cell office:value-type="float" office:value="2.8932">
                <text:p>2.8932</text:p>
              </table:table-cell>
              <table:table-cell office:value-type="float" office:value="2.6824">
                <text:p>2.68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3.0382">
                <text:p>3.0382</text:p>
              </table:table-cell>
              <table:table-cell office:value-type="float" office:value="2.847">
                <text:p>2.8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5">
                <text:p>0.65</text:p>
              </table:table-cell>
              <table:table-cell office:value-type="float" office:value="2.9024">
                <text:p>2.9024</text:p>
              </table:table-cell>
              <table:table-cell office:value-type="float" office:value="2.7718">
                <text:p>2.77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">
                <text:p>0.9</text:p>
              </table:table-cell>
              <table:table-cell office:value-type="float" office:value="3.0522">
                <text:p>3.0522</text:p>
              </table:table-cell>
              <table:table-cell office:value-type="float" office:value="2.7808">
                <text:p>2.78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5">
                <text:p>0.65</text:p>
              </table:table-cell>
              <table:table-cell office:value-type="float" office:value="2.938">
                <text:p>2.938</text:p>
              </table:table-cell>
              <table:table-cell office:value-type="float" office:value="2.6552">
                <text:p>2.65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">
                <text:p>0.9</text:p>
              </table:table-cell>
              <table:table-cell office:value-type="float" office:value="3.0952">
                <text:p>3.0952</text:p>
              </table:table-cell>
              <table:table-cell office:value-type="float" office:value="2.6486">
                <text:p>2.64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5">
                <text:p>0.65</text:p>
              </table:table-cell>
              <table:table-cell office:value-type="float" office:value="2.965">
                <text:p>2.965</text:p>
              </table:table-cell>
              <table:table-cell office:value-type="float" office:value="2.4742">
                <text:p>2.47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">
                <text:p>0.9</text:p>
              </table:table-cell>
              <table:table-cell office:value-type="float" office:value="3.1296">
                <text:p>3.1296</text:p>
              </table:table-cell>
              <table:table-cell office:value-type="float" office:value="2.6434">
                <text:p>2.64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5">
                <text:p>0.65</text:p>
              </table:table-cell>
              <table:table-cell office:value-type="float" office:value="3.025">
                <text:p>3.025</text:p>
              </table:table-cell>
              <table:table-cell office:value-type="float" office:value="2.5498">
                <text:p>2.54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">
                <text:p>0.9</text:p>
              </table:table-cell>
              <table:table-cell office:value-type="float" office:value="3.1262">
                <text:p>3.1262</text:p>
              </table:table-cell>
              <table:table-cell office:value-type="float" office:value="2.7378">
                <text:p>2.73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5">
                <text:p>0.65</text:p>
              </table:table-cell>
              <table:table-cell office:value-type="float" office:value="3.001">
                <text:p>3.001</text:p>
              </table:table-cell>
              <table:table-cell office:value-type="float" office:value="2.6072">
                <text:p>2.60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">
                <text:p>0.9</text:p>
              </table:table-cell>
              <table:table-cell office:value-type="float" office:value="3.1684">
                <text:p>3.1684</text:p>
              </table:table-cell>
              <table:table-cell office:value-type="float" office:value="2.8342">
                <text:p>2.83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5">
                <text:p>0.65</text:p>
              </table:table-cell>
              <table:table-cell office:value-type="float" office:value="3.0756">
                <text:p>3.0756</text:p>
              </table:table-cell>
              <table:table-cell office:value-type="float" office:value="2.7612">
                <text:p>2.76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">
                <text:p>0.9</text:p>
              </table:table-cell>
              <table:table-cell office:value-type="float" office:value="3.2178">
                <text:p>3.2178</text:p>
              </table:table-cell>
              <table:table-cell office:value-type="float" office:value="2.9462">
                <text:p>2.94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5">
                <text:p>0.65</text:p>
              </table:table-cell>
              <table:table-cell office:value-type="float" office:value="3.0912">
                <text:p>3.0912</text:p>
              </table:table-cell>
              <table:table-cell office:value-type="float" office:value="2.7256">
                <text:p>2.72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3.2406">
                <text:p>3.2406</text:p>
              </table:table-cell>
              <table:table-cell office:value-type="float" office:value="3.0026">
                <text:p>3.00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5">
                <text:p>0.65</text:p>
              </table:table-cell>
              <table:table-cell office:value-type="float" office:value="3.0886">
                <text:p>3.0886</text:p>
              </table:table-cell>
              <table:table-cell office:value-type="float" office:value="2.9798">
                <text:p>2.97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">
                <text:p>0.9</text:p>
              </table:table-cell>
              <table:table-cell office:value-type="float" office:value="3.233">
                <text:p>3.233</text:p>
              </table:table-cell>
              <table:table-cell office:value-type="float" office:value="3.0076">
                <text:p>3.00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5">
                <text:p>0.65</text:p>
              </table:table-cell>
              <table:table-cell office:value-type="float" office:value="3.0988">
                <text:p>3.0988</text:p>
              </table:table-cell>
              <table:table-cell office:value-type="float" office:value="2.883">
                <text:p>2.8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">
                <text:p>0.9</text:p>
              </table:table-cell>
              <table:table-cell office:value-type="float" office:value="3.2622">
                <text:p>3.2622</text:p>
              </table:table-cell>
              <table:table-cell office:value-type="float" office:value="3.0518">
                <text:p>3.05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3.2202">
                <text:p>3.2202</text:p>
              </table:table-cell>
              <table:table-cell office:value-type="float" office:value="3.0354">
                <text:p>3.03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">
                <text:p>0.9</text:p>
              </table:table-cell>
              <table:table-cell office:value-type="float" office:value="3.3558">
                <text:p>3.3558</text:p>
              </table:table-cell>
              <table:table-cell office:value-type="float" office:value="3.238">
                <text:p>3.2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5">
                <text:p>0.65</text:p>
              </table:table-cell>
              <table:table-cell office:value-type="float" office:value="3.4504">
                <text:p>3.4504</text:p>
              </table:table-cell>
              <table:table-cell office:value-type="float" office:value="3.3676">
                <text:p>3.36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">
                <text:p>0.9</text:p>
              </table:table-cell>
              <table:table-cell office:value-type="float" office:value="3.5606">
                <text:p>3.5606</text:p>
              </table:table-cell>
              <table:table-cell office:value-type="float" office:value="3.4696">
                <text:p>3.46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5">
                <text:p>0.65</text:p>
              </table:table-cell>
              <table:table-cell office:value-type="float" office:value="3.6682">
                <text:p>3.6682</text:p>
              </table:table-cell>
              <table:table-cell office:value-type="float" office:value="3.6426">
                <text:p>3.64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">
                <text:p>0.9</text:p>
              </table:table-cell>
              <table:table-cell office:value-type="float" office:value="3.756">
                <text:p>3.756</text:p>
              </table:table-cell>
              <table:table-cell office:value-type="float" office:value="3.7974">
                <text:p>3.79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5">
                <text:p>0.65</text:p>
              </table:table-cell>
              <table:table-cell office:value-type="float" office:value="3.85">
                <text:p>3.85</text:p>
              </table:table-cell>
              <table:table-cell office:value-type="float" office:value="3.9178">
                <text:p>3.91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">
                <text:p>0.9</text:p>
              </table:table-cell>
              <table:table-cell office:value-type="float" office:value="3.9378">
                <text:p>3.9378</text:p>
              </table:table-cell>
              <table:table-cell office:value-type="float" office:value="3.8826">
                <text:p>3.88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5">
                <text:p>0.65</text:p>
              </table:table-cell>
              <table:table-cell office:value-type="float" office:value="4.0638">
                <text:p>4.0638</text:p>
              </table:table-cell>
              <table:table-cell office:value-type="float" office:value="3.9154">
                <text:p>3.91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">
                <text:p>0.9</text:p>
              </table:table-cell>
              <table:table-cell office:value-type="float" office:value="4.1578">
                <text:p>4.1578</text:p>
              </table:table-cell>
              <table:table-cell office:value-type="float" office:value="4.032">
                <text:p>4.0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5">
                <text:p>0.65</text:p>
              </table:table-cell>
              <table:table-cell office:value-type="float" office:value="4.2688">
                <text:p>4.2688</text:p>
              </table:table-cell>
              <table:table-cell office:value-type="float" office:value="4.1184">
                <text:p>4.11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">
                <text:p>0.9</text:p>
              </table:table-cell>
              <table:table-cell office:value-type="float" office:value="4.324">
                <text:p>4.324</text:p>
              </table:table-cell>
              <table:table-cell office:value-type="float" office:value="4.247">
                <text:p>4.2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5">
                <text:p>0.65</text:p>
              </table:table-cell>
              <table:table-cell office:value-type="float" office:value="3.5404">
                <text:p>3.5404</text:p>
              </table:table-cell>
              <table:table-cell office:value-type="float" office:value="3.5798">
                <text:p>3.57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">
                <text:p>0.9</text:p>
              </table:table-cell>
              <table:table-cell office:value-type="float" office:value="2.8866">
                <text:p>2.8866</text:p>
              </table:table-cell>
              <table:table-cell office:value-type="float" office:value="2.9196">
                <text:p>2.91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5">
                <text:p>0.65</text:p>
              </table:table-cell>
              <table:table-cell office:value-type="float" office:value="2.3408">
                <text:p>2.3408</text:p>
              </table:table-cell>
              <table:table-cell office:value-type="float" office:value="2.3882">
                <text:p>2.38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">
                <text:p>0.9</text:p>
              </table:table-cell>
              <table:table-cell office:value-type="float" office:value="1.8576">
                <text:p>1.8576</text:p>
              </table:table-cell>
              <table:table-cell office:value-type="float" office:value="1.976">
                <text:p>1.9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5">
                <text:p>0.65</text:p>
              </table:table-cell>
              <table:table-cell office:value-type="float" office:value="1.4782">
                <text:p>1.4782</text:p>
              </table:table-cell>
              <table:table-cell office:value-type="float" office:value="1.7188">
                <text:p>1.71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1.1722">
                <text:p>1.1722</text:p>
              </table:table-cell>
              <table:table-cell office:value-type="float" office:value="1.3298">
                <text:p>1.32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.9352">
                <text:p>0.9352</text:p>
              </table:table-cell>
              <table:table-cell office:value-type="float" office:value="1.0308">
                <text:p>1.03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.7368">
                <text:p>0.7368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.575">
                <text:p>0.575</text:p>
              </table:table-cell>
              <table:table-cell office:value-type="float" office:value="0.6268">
                <text:p>0.62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.4432">
                <text:p>0.4432</text:p>
              </table:table-cell>
              <table:table-cell office:value-type="float" office:value="0.4856">
                <text:p>0.48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.259">
                <text:p>0.259</text:p>
              </table:table-cell>
              <table:table-cell office:value-type="float" office:value="0.2776">
                <text:p>0.27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.1954">
                <text:p>0.1954</text:p>
              </table:table-cell>
              <table:table-cell office:value-type="float" office:value="0.2036">
                <text:p>0.20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1486">
                <text:p>0.1486</text:p>
              </table:table-cell>
              <table:table-cell office:value-type="float" office:value="0.1518">
                <text:p>0.15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.1108">
                <text:p>0.1108</text:p>
              </table:table-cell>
              <table:table-cell office:value-type="float" office:value="0.1106">
                <text:p>0.11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.0826">
                <text:p>0.0826</text:p>
              </table:table-cell>
              <table:table-cell office:value-type="float" office:value="0.0878">
                <text:p>0.08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.061">
                <text:p>0.061</text:p>
              </table:table-cell>
              <table:table-cell office:value-type="float" office:value="0.0656">
                <text:p>0.06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.0474">
                <text:p>0.0474</text:p>
              </table:table-cell>
              <table:table-cell office:value-type="float" office:value="0.0502">
                <text:p>0.05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.0364">
                <text:p>0.0364</text:p>
              </table:table-cell>
              <table:table-cell office:value-type="float" office:value="0.0378">
                <text:p>0.03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.0282">
                <text:p>0.0282</text:p>
              </table:table-cell>
              <table:table-cell office:value-type="float" office:value="0.0274">
                <text:p>0.02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.0228">
                <text:p>0.0228</text:p>
              </table:table-cell>
              <table:table-cell office:value-type="float" office:value="0.0192">
                <text:p>0.01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.0174">
                <text:p>0.0174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.0126">
                <text:p>0.0126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0086">
                <text:p>0.0086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0064">
                <text:p>0.0064</text:p>
              </table:table-cell>
              <table:table-cell office:value-type="float" office:value="0.003">
                <text:p>0.0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01cm" svg:y="3.703cm" style:legend-expansion="high" chart:style-name="ch2"/>
        <chart:plot-area chart:style-name="ch3" table:cell-range-address="Sheet1.B5:Sheet1.B106 Sheet1.F5:Sheet1.F106 Sheet1.J5:Sheet1.J106" chart:data-source-has-labels="row" svg:x="0.32cm" svg:y="0.18cm" svg:width="12.561cm" svg:height="8.64cm">
          <chartooo:coordinate-region svg:x="1.1cm" svg:y="0.314cm" svg:width="11.64cm" svg:height="7.4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B106" chart:label-cell-address="Sheet1.B5:Sheet1.B5" chart:class="chart:line">
            <chart:data-point chart:repeated="101"/>
          </chart:series>
          <chart:series chart:style-name="ch7" chart:values-cell-range-address="Sheet1.F6:Sheet1.F106" chart:label-cell-address="Sheet1.F5:Sheet1.F5" chart:class="chart:line">
            <chart:data-point chart:repeated="101"/>
          </chart:series>
          <chart:series chart:style-name="ch8" chart:values-cell-range-address="Sheet1.J6:Sheet1.J106" chart:label-cell-address="Sheet1.J5:Sheet1.J5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mand</text:p>
                <draw:g>
                  <svg:desc>Sheet1.B5:Sheet1.B5</svg:desc>
                </draw:g>
              </table:table-cell>
              <table:table-cell office:value-type="string">
                <text:p>SBC X(t)</text:p>
                <draw:g>
                  <svg:desc>Sheet1.F5:Sheet1.F5</svg:desc>
                </draw:g>
              </table:table-cell>
              <table:table-cell office:value-type="string">
                <text:p>SBC X(t)</text:p>
                <draw:g>
                  <svg:desc>Sheet1.J5:Sheet1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6:Sheet1.B106</svg:desc>
                </draw:g>
              </table:table-cell>
              <table:table-cell office:value-type="float" office:value="0">
                <text:p>0</text:p>
                <draw:g>
                  <svg:desc>Sheet1.F6:Sheet1.F106</svg:desc>
                </draw:g>
              </table:table-cell>
              <table:table-cell office:value-type="float" office:value="0">
                <text:p>0</text:p>
                <draw:g>
                  <svg:desc>Sheet1.J6:Sheet1.J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4">
                <text:p>0.01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24">
                <text:p>0.03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16">
                <text:p>0.03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82">
                <text:p>0.29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46">
                <text:p>0.35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712">
                <text:p>0.27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546">
                <text:p>0.0546</text:p>
              </table:table-cell>
              <table:table-cell office:value-type="float" office:value="0.1882">
                <text:p>0.18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2278">
                <text:p>0.2278</text:p>
              </table:table-cell>
              <table:table-cell office:value-type="float" office:value="0.2386">
                <text:p>0.23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4026">
                <text:p>0.4026</text:p>
              </table:table-cell>
              <table:table-cell office:value-type="float" office:value="0.3912">
                <text:p>0.39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5">
                <text:p>0.65</text:p>
              </table:table-cell>
              <table:table-cell office:value-type="float" office:value="0.5324">
                <text:p>0.5324</text:p>
              </table:table-cell>
              <table:table-cell office:value-type="float" office:value="0.4862">
                <text:p>0.48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">
                <text:p>0.9</text:p>
              </table:table-cell>
              <table:table-cell office:value-type="float" office:value="0.5944">
                <text:p>0.5944</text:p>
              </table:table-cell>
              <table:table-cell office:value-type="float" office:value="0.5842">
                <text:p>0.58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5">
                <text:p>0.65</text:p>
              </table:table-cell>
              <table:table-cell office:value-type="float" office:value="0.6304">
                <text:p>0.6304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">
                <text:p>0.9</text:p>
              </table:table-cell>
              <table:table-cell office:value-type="float" office:value="0.6664">
                <text:p>0.6664</text:p>
              </table:table-cell>
              <table:table-cell office:value-type="float" office:value="0.601">
                <text:p>0.6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5">
                <text:p>0.65</text:p>
              </table:table-cell>
              <table:table-cell office:value-type="float" office:value="0.6986">
                <text:p>0.6986</text:p>
              </table:table-cell>
              <table:table-cell office:value-type="float" office:value="0.6556">
                <text:p>0.65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">
                <text:p>0.9</text:p>
              </table:table-cell>
              <table:table-cell office:value-type="float" office:value="0.7146">
                <text:p>0.7146</text:p>
              </table:table-cell>
              <table:table-cell office:value-type="float" office:value="0.6914">
                <text:p>0.69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">
                <text:p>0.65</text:p>
              </table:table-cell>
              <table:table-cell office:value-type="float" office:value="0.7376">
                <text:p>0.7376</text:p>
              </table:table-cell>
              <table:table-cell office:value-type="float" office:value="0.7364">
                <text:p>0.73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">
                <text:p>0.9</text:p>
              </table:table-cell>
              <table:table-cell office:value-type="float" office:value="0.7322">
                <text:p>0.7322</text:p>
              </table:table-cell>
              <table:table-cell office:value-type="float" office:value="0.7414">
                <text:p>0.74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5">
                <text:p>0.65</text:p>
              </table:table-cell>
              <table:table-cell office:value-type="float" office:value="0.761">
                <text:p>0.761</text:p>
              </table:table-cell>
              <table:table-cell office:value-type="float" office:value="0.7524">
                <text:p>0.75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">
                <text:p>0.9</text:p>
              </table:table-cell>
              <table:table-cell office:value-type="float" office:value="0.785">
                <text:p>0.785</text:p>
              </table:table-cell>
              <table:table-cell office:value-type="float" office:value="0.7926">
                <text:p>0.79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5">
                <text:p>0.65</text:p>
              </table:table-cell>
              <table:table-cell office:value-type="float" office:value="0.763">
                <text:p>0.763</text:p>
              </table:table-cell>
              <table:table-cell office:value-type="float" office:value="0.7622">
                <text:p>0.76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">
                <text:p>0.9</text:p>
              </table:table-cell>
              <table:table-cell office:value-type="float" office:value="0.7976">
                <text:p>0.7976</text:p>
              </table:table-cell>
              <table:table-cell office:value-type="float" office:value="0.7676">
                <text:p>0.76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5">
                <text:p>0.65</text:p>
              </table:table-cell>
              <table:table-cell office:value-type="float" office:value="0.8016">
                <text:p>0.801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">
                <text:p>0.9</text:p>
              </table:table-cell>
              <table:table-cell office:value-type="float" office:value="0.7842">
                <text:p>0.7842</text:p>
              </table:table-cell>
              <table:table-cell office:value-type="float" office:value="0.7506">
                <text:p>0.75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5">
                <text:p>0.65</text:p>
              </table:table-cell>
              <table:table-cell office:value-type="float" office:value="0.7746">
                <text:p>0.7746</text:p>
              </table:table-cell>
              <table:table-cell office:value-type="float" office:value="0.7526">
                <text:p>0.75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">
                <text:p>0.9</text:p>
              </table:table-cell>
              <table:table-cell office:value-type="float" office:value="0.7638">
                <text:p>0.763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5">
                <text:p>0.65</text:p>
              </table:table-cell>
              <table:table-cell office:value-type="float" office:value="0.7408">
                <text:p>0.7408</text:p>
              </table:table-cell>
              <table:table-cell office:value-type="float" office:value="0.7568">
                <text:p>0.75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">
                <text:p>0.9</text:p>
              </table:table-cell>
              <table:table-cell office:value-type="float" office:value="0.7578">
                <text:p>0.7578</text:p>
              </table:table-cell>
              <table:table-cell office:value-type="float" office:value="0.7284">
                <text:p>0.72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5">
                <text:p>0.65</text:p>
              </table:table-cell>
              <table:table-cell office:value-type="float" office:value="0.7558">
                <text:p>0.7558</text:p>
              </table:table-cell>
              <table:table-cell office:value-type="float" office:value="0.753">
                <text:p>0.7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">
                <text:p>0.9</text:p>
              </table:table-cell>
              <table:table-cell office:value-type="float" office:value="0.7846">
                <text:p>0.7846</text:p>
              </table:table-cell>
              <table:table-cell office:value-type="float" office:value="0.7434">
                <text:p>0.74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5">
                <text:p>0.65</text:p>
              </table:table-cell>
              <table:table-cell office:value-type="float" office:value="0.7532">
                <text:p>0.7532</text:p>
              </table:table-cell>
              <table:table-cell office:value-type="float" office:value="0.7232">
                <text:p>0.72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">
                <text:p>0.9</text:p>
              </table:table-cell>
              <table:table-cell office:value-type="float" office:value="0.7578">
                <text:p>0.7578</text:p>
              </table:table-cell>
              <table:table-cell office:value-type="float" office:value="0.7484">
                <text:p>0.74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5">
                <text:p>0.65</text:p>
              </table:table-cell>
              <table:table-cell office:value-type="float" office:value="0.7756">
                <text:p>0.7756</text:p>
              </table:table-cell>
              <table:table-cell office:value-type="float" office:value="0.735">
                <text:p>0.7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">
                <text:p>0.9</text:p>
              </table:table-cell>
              <table:table-cell office:value-type="float" office:value="0.782">
                <text:p>0.782</text:p>
              </table:table-cell>
              <table:table-cell office:value-type="float" office:value="0.7412">
                <text:p>0.74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5">
                <text:p>0.65</text:p>
              </table:table-cell>
              <table:table-cell office:value-type="float" office:value="0.794">
                <text:p>0.794</text:p>
              </table:table-cell>
              <table:table-cell office:value-type="float" office:value="0.7476">
                <text:p>0.74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7794">
                <text:p>0.7794</text:p>
              </table:table-cell>
              <table:table-cell office:value-type="float" office:value="0.7544">
                <text:p>0.75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5">
                <text:p>0.65</text:p>
              </table:table-cell>
              <table:table-cell office:value-type="float" office:value="0.7906">
                <text:p>0.7906</text:p>
              </table:table-cell>
              <table:table-cell office:value-type="float" office:value="0.7542">
                <text:p>0.75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">
                <text:p>0.9</text:p>
              </table:table-cell>
              <table:table-cell office:value-type="float" office:value="0.7618">
                <text:p>0.7618</text:p>
              </table:table-cell>
              <table:table-cell office:value-type="float" office:value="0.7426">
                <text:p>0.74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5">
                <text:p>0.65</text:p>
              </table:table-cell>
              <table:table-cell office:value-type="float" office:value="0.7564">
                <text:p>0.7564</text:p>
              </table:table-cell>
              <table:table-cell office:value-type="float" office:value="0.7312">
                <text:p>0.73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">
                <text:p>0.9</text:p>
              </table:table-cell>
              <table:table-cell office:value-type="float" office:value="0.7568">
                <text:p>0.7568</text:p>
              </table:table-cell>
              <table:table-cell office:value-type="float" office:value="0.7446">
                <text:p>0.74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5">
                <text:p>0.65</text:p>
              </table:table-cell>
              <table:table-cell office:value-type="float" office:value="0.755">
                <text:p>0.755</text:p>
              </table:table-cell>
              <table:table-cell office:value-type="float" office:value="0.7056">
                <text:p>0.70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">
                <text:p>0.9</text:p>
              </table:table-cell>
              <table:table-cell office:value-type="float" office:value="0.7544">
                <text:p>0.7544</text:p>
              </table:table-cell>
              <table:table-cell office:value-type="float" office:value="0.7044">
                <text:p>0.70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5">
                <text:p>0.65</text:p>
              </table:table-cell>
              <table:table-cell office:value-type="float" office:value="0.7568">
                <text:p>0.7568</text:p>
              </table:table-cell>
              <table:table-cell office:value-type="float" office:value="0.7258">
                <text:p>0.72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">
                <text:p>0.9</text:p>
              </table:table-cell>
              <table:table-cell office:value-type="float" office:value="0.783">
                <text:p>0.783</text:p>
              </table:table-cell>
              <table:table-cell office:value-type="float" office:value="0.7192">
                <text:p>0.71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5">
                <text:p>0.65</text:p>
              </table:table-cell>
              <table:table-cell office:value-type="float" office:value="0.7686">
                <text:p>0.7686</text:p>
              </table:table-cell>
              <table:table-cell office:value-type="float" office:value="0.7324">
                <text:p>0.73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">
                <text:p>0.9</text:p>
              </table:table-cell>
              <table:table-cell office:value-type="float" office:value="0.7584">
                <text:p>0.7584</text:p>
              </table:table-cell>
              <table:table-cell office:value-type="float" office:value="0.7464">
                <text:p>0.74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5">
                <text:p>0.65</text:p>
              </table:table-cell>
              <table:table-cell office:value-type="float" office:value="0.7358">
                <text:p>0.7358</text:p>
              </table:table-cell>
              <table:table-cell office:value-type="float" office:value="0.7464">
                <text:p>0.74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">
                <text:p>0.9</text:p>
              </table:table-cell>
              <table:table-cell office:value-type="float" office:value="0.7742">
                <text:p>0.7742</text:p>
              </table:table-cell>
              <table:table-cell office:value-type="float" office:value="0.7518">
                <text:p>0.75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5">
                <text:p>0.65</text:p>
              </table:table-cell>
              <table:table-cell office:value-type="float" office:value="0.7678">
                <text:p>0.7678</text:p>
              </table:table-cell>
              <table:table-cell office:value-type="float" office:value="0.7632">
                <text:p>0.76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0.7658">
                <text:p>0.7658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5">
                <text:p>0.65</text:p>
              </table:table-cell>
              <table:table-cell office:value-type="float" office:value="0.7726">
                <text:p>0.7726</text:p>
              </table:table-cell>
              <table:table-cell office:value-type="float" office:value="0.7328">
                <text:p>0.73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">
                <text:p>0.9</text:p>
              </table:table-cell>
              <table:table-cell office:value-type="float" office:value="0.7692">
                <text:p>0.7692</text:p>
              </table:table-cell>
              <table:table-cell office:value-type="float" office:value="0.7744">
                <text:p>0.77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5">
                <text:p>0.65</text:p>
              </table:table-cell>
              <table:table-cell office:value-type="float" office:value="0.773">
                <text:p>0.773</text:p>
              </table:table-cell>
              <table:table-cell office:value-type="float" office:value="0.7548">
                <text:p>0.75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">
                <text:p>0.9</text:p>
              </table:table-cell>
              <table:table-cell office:value-type="float" office:value="0.7576">
                <text:p>0.7576</text:p>
              </table:table-cell>
              <table:table-cell office:value-type="float" office:value="0.7568">
                <text:p>0.75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7796">
                <text:p>0.7796</text:p>
              </table:table-cell>
              <table:table-cell office:value-type="float" office:value="0.7922">
                <text:p>0.79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">
                <text:p>0.9</text:p>
              </table:table-cell>
              <table:table-cell office:value-type="float" office:value="0.7804">
                <text:p>0.7804</text:p>
              </table:table-cell>
              <table:table-cell office:value-type="float" office:value="0.7822">
                <text:p>0.78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5">
                <text:p>0.65</text:p>
              </table:table-cell>
              <table:table-cell office:value-type="float" office:value="0.8138">
                <text:p>0.8138</text:p>
              </table:table-cell>
              <table:table-cell office:value-type="float" office:value="0.8106">
                <text:p>0.81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">
                <text:p>0.9</text:p>
              </table:table-cell>
              <table:table-cell office:value-type="float" office:value="0.8132">
                <text:p>0.8132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5">
                <text:p>0.65</text:p>
              </table:table-cell>
              <table:table-cell office:value-type="float" office:value="0.8138">
                <text:p>0.8138</text:p>
              </table:table-cell>
              <table:table-cell office:value-type="float" office:value="0.8436">
                <text:p>0.84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">
                <text:p>0.9</text:p>
              </table:table-cell>
              <table:table-cell office:value-type="float" office:value="0.8172">
                <text:p>0.8172</text:p>
              </table:table-cell>
              <table:table-cell office:value-type="float" office:value="0.8184">
                <text:p>0.81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5">
                <text:p>0.65</text:p>
              </table:table-cell>
              <table:table-cell office:value-type="float" office:value="0.839">
                <text:p>0.839</text:p>
              </table:table-cell>
              <table:table-cell office:value-type="float" office:value="0.8452">
                <text:p>0.84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">
                <text:p>0.9</text:p>
              </table:table-cell>
              <table:table-cell office:value-type="float" office:value="0.8322">
                <text:p>0.8322</text:p>
              </table:table-cell>
              <table:table-cell office:value-type="float" office:value="0.8394">
                <text:p>0.83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5">
                <text:p>0.65</text:p>
              </table:table-cell>
              <table:table-cell office:value-type="float" office:value="0.8168">
                <text:p>0.8168</text:p>
              </table:table-cell>
              <table:table-cell office:value-type="float" office:value="0.8348">
                <text:p>0.83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">
                <text:p>0.9</text:p>
              </table:table-cell>
              <table:table-cell office:value-type="float" office:value="0.822">
                <text:p>0.822</text:p>
              </table:table-cell>
              <table:table-cell office:value-type="float" office:value="0.8242">
                <text:p>0.82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5">
                <text:p>0.65</text:p>
              </table:table-cell>
              <table:table-cell office:value-type="float" office:value="0.8444">
                <text:p>0.8444</text:p>
              </table:table-cell>
              <table:table-cell office:value-type="float" office:value="0.8408">
                <text:p>0.84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">
                <text:p>0.9</text:p>
              </table:table-cell>
              <table:table-cell office:value-type="float" office:value="0.8176">
                <text:p>0.8176</text:p>
              </table:table-cell>
              <table:table-cell office:value-type="float" office:value="0.8594">
                <text:p>0.85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5">
                <text:p>0.65</text:p>
              </table:table-cell>
              <table:table-cell office:value-type="float" office:value="0.7836">
                <text:p>0.7836</text:p>
              </table:table-cell>
              <table:table-cell office:value-type="float" office:value="0.7854">
                <text:p>0.78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">
                <text:p>0.9</text:p>
              </table:table-cell>
              <table:table-cell office:value-type="float" office:value="0.6538">
                <text:p>0.6538</text:p>
              </table:table-cell>
              <table:table-cell office:value-type="float" office:value="0.6776">
                <text:p>0.67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5">
                <text:p>0.65</text:p>
              </table:table-cell>
              <table:table-cell office:value-type="float" office:value="0.5458">
                <text:p>0.5458</text:p>
              </table:table-cell>
              <table:table-cell office:value-type="float" office:value="0.5772">
                <text:p>0.57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">
                <text:p>0.9</text:p>
              </table:table-cell>
              <table:table-cell office:value-type="float" office:value="0.4832">
                <text:p>0.4832</text:p>
              </table:table-cell>
              <table:table-cell office:value-type="float" office:value="0.4874">
                <text:p>0.48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5">
                <text:p>0.65</text:p>
              </table:table-cell>
              <table:table-cell office:value-type="float" office:value="0.3794">
                <text:p>0.3794</text:p>
              </table:table-cell>
              <table:table-cell office:value-type="float" office:value="0.4426">
                <text:p>0.44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306">
                <text:p>0.306</text:p>
              </table:table-cell>
              <table:table-cell office:value-type="float" office:value="0.389">
                <text:p>0.3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.237">
                <text:p>0.237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.1984">
                <text:p>0.1984</text:p>
              </table:table-cell>
              <table:table-cell office:value-type="float" office:value="0.2328">
                <text:p>0.23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.1618">
                <text:p>0.1618</text:p>
              </table:table-cell>
              <table:table-cell office:value-type="float" office:value="0.1712">
                <text:p>0.17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.1318">
                <text:p>0.1318</text:p>
              </table:table-cell>
              <table:table-cell office:value-type="float" office:value="0.1412">
                <text:p>0.14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.1032">
                <text:p>0.1032</text:p>
              </table:table-cell>
              <table:table-cell office:value-type="float" office:value="0.1166">
                <text:p>0.11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.081">
                <text:p>0.081</text:p>
              </table:table-cell>
              <table:table-cell office:value-type="float" office:value="0.0914">
                <text:p>0.09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.0636">
                <text:p>0.0636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0468">
                <text:p>0.0468</text:p>
              </table:table-cell>
              <table:table-cell office:value-type="float" office:value="0.0518">
                <text:p>0.05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.0378">
                <text:p>0.0378</text:p>
              </table:table-cell>
              <table:table-cell office:value-type="float" office:value="0.0412">
                <text:p>0.04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.0282">
                <text:p>0.0282</text:p>
              </table:table-cell>
              <table:table-cell office:value-type="float" office:value="0.0228">
                <text:p>0.02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.0216">
                <text:p>0.0216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.0136">
                <text:p>0.0136</text:p>
              </table:table-cell>
              <table:table-cell office:value-type="float" office:value="0.0154">
                <text:p>0.01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.0124">
                <text:p>0.01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.0082">
                <text:p>0.0082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.0054">
                <text:p>0.0054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.0054">
                <text:p>0.0054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.0048">
                <text:p>0.0048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0022">
                <text:p>0.0022</text:p>
              </table:table-cell>
              <table:table-cell office:value-type="float" office:value="0.0024">
                <text:p>0.00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81cm" svg:y="3.703cm" style:legend-expansion="high" chart:style-name="ch2"/>
        <chart:plot-area chart:style-name="ch3" table:cell-range-address="Sheet1.B5:Sheet1.C106 Sheet1.G5:Sheet1.G106" chart:data-source-has-labels="row" svg:x="0.32cm" svg:y="0.18cm" svg:width="11.741cm" svg:height="8.64cm">
          <chartooo:coordinate-region svg:x="1.1cm" svg:y="0.38cm" svg:width="10.961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B106" chart:label-cell-address="Sheet1.B5:Sheet1.B5" chart:class="chart:line">
            <chart:data-point chart:repeated="101"/>
          </chart:series>
          <chart:series chart:style-name="ch7" chart:values-cell-range-address="Sheet1.C6:Sheet1.C106" chart:label-cell-address="Sheet1.C5:Sheet1.C5" chart:class="chart:line">
            <chart:data-point chart:repeated="101"/>
          </chart:series>
          <chart:series chart:style-name="ch8" chart:values-cell-range-address="Sheet1.G6:Sheet1.G106" chart:label-cell-address="Sheet1.G5:Sheet1.G5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mand</text:p>
                <draw:g>
                  <svg:desc>Sheet1.B5:Sheet1.B5</svg:desc>
                </draw:g>
              </table:table-cell>
              <table:table-cell office:value-type="string">
                <text:p>SBC lambda</text:p>
                <draw:g>
                  <svg:desc>Sheet1.C5:Sheet1.C5</svg:desc>
                </draw:g>
              </table:table-cell>
              <table:table-cell office:value-type="string">
                <text:p>SPSA lambda</text:p>
                <draw:g>
                  <svg:desc>Sheet1.G5:Sheet1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6:Sheet1.B106</svg:desc>
                </draw:g>
              </table:table-cell>
              <table:table-cell office:value-type="float" office:value="0">
                <text:p>0</text:p>
                <draw:g>
                  <svg:desc>Sheet1.C6:Sheet1.C106</svg:desc>
                </draw:g>
              </table:table-cell>
              <table:table-cell office:value-type="float" office:value="0">
                <text:p>0</text:p>
                <draw:g>
                  <svg:desc>Sheet1.G6:Sheet1.G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23">
                <text:p>0.02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74">
                <text:p>0.05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3">
                <text:p>0.02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13">
                <text:p>0.04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3">
                <text:p>0.02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362">
                <text:p>0.43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665">
                <text:p>0.46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856">
                <text:p>0.38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55">
                <text:p>0.1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.0762">
                <text:p>0.07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58">
                <text:p>0.58</text:p>
              </table:table-cell>
              <table:table-cell office:value-type="float" office:value="0.4254">
                <text:p>0.42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73">
                <text:p>0.73</text:p>
              </table:table-cell>
              <table:table-cell office:value-type="float" office:value="0.7163">
                <text:p>0.71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5">
                <text:p>0.65</text:p>
              </table:table-cell>
              <table:table-cell office:value-type="float" office:value="0.78">
                <text:p>0.78</text:p>
              </table:table-cell>
              <table:table-cell office:value-type="float" office:value="0.6756">
                <text:p>0.67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">
                <text:p>0.9</text:p>
              </table:table-cell>
              <table:table-cell office:value-type="float" office:value="0.82">
                <text:p>0.82</text:p>
              </table:table-cell>
              <table:table-cell office:value-type="float" office:value="0.9115">
                <text:p>0.91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5">
                <text:p>0.65</text:p>
              </table:table-cell>
              <table:table-cell office:value-type="float" office:value="0.84">
                <text:p>0.84</text:p>
              </table:table-cell>
              <table:table-cell office:value-type="float" office:value="0.7123">
                <text:p>0.71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">
                <text:p>0.9</text:p>
              </table:table-cell>
              <table:table-cell office:value-type="float" office:value="0.85">
                <text:p>0.85</text:p>
              </table:table-cell>
              <table:table-cell office:value-type="float" office:value="0.7268">
                <text:p>0.72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5">
                <text:p>0.65</text:p>
              </table:table-cell>
              <table:table-cell office:value-type="float" office:value="0.87">
                <text:p>0.87</text:p>
              </table:table-cell>
              <table:table-cell office:value-type="float" office:value="0.8529">
                <text:p>0.85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">
                <text:p>0.9</text:p>
              </table:table-cell>
              <table:table-cell office:value-type="float" office:value="0.88">
                <text:p>0.88</text:p>
              </table:table-cell>
              <table:table-cell office:value-type="float" office:value="0.9298">
                <text:p>0.92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">
                <text:p>0.65</text:p>
              </table:table-cell>
              <table:table-cell office:value-type="float" office:value="0.88">
                <text:p>0.88</text:p>
              </table:table-cell>
              <table:table-cell office:value-type="float" office:value="0.8774">
                <text:p>0.87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9264">
                <text:p>0.92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5">
                <text:p>0.65</text:p>
              </table:table-cell>
              <table:table-cell office:value-type="float" office:value="0.9">
                <text:p>0.9</text:p>
              </table:table-cell>
              <table:table-cell office:value-type="float" office:value="0.9225">
                <text:p>0.92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519">
                <text:p>0.95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5">
                <text:p>0.65</text:p>
              </table:table-cell>
              <table:table-cell office:value-type="float" office:value="0.9">
                <text:p>0.9</text:p>
              </table:table-cell>
              <table:table-cell office:value-type="float" office:value="0.7747">
                <text:p>0.77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">
                <text:p>0.9</text:p>
              </table:table-cell>
              <table:table-cell office:value-type="float" office:value="0.91">
                <text:p>0.91</text:p>
              </table:table-cell>
              <table:table-cell office:value-type="float" office:value="0.869">
                <text:p>0.8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5">
                <text:p>0.65</text:p>
              </table:table-cell>
              <table:table-cell office:value-type="float" office:value="0.81">
                <text:p>0.81</text:p>
              </table:table-cell>
              <table:table-cell office:value-type="float" office:value="0.6977">
                <text:p>0.69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">
                <text:p>0.9</text:p>
              </table:table-cell>
              <table:table-cell office:value-type="float" office:value="0.91">
                <text:p>0.91</text:p>
              </table:table-cell>
              <table:table-cell office:value-type="float" office:value="0.8571">
                <text:p>0.85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5">
                <text:p>0.65</text:p>
              </table:table-cell>
              <table:table-cell office:value-type="float" office:value="0.64">
                <text:p>0.64</text:p>
              </table:table-cell>
              <table:table-cell office:value-type="float" office:value="0.6889">
                <text:p>0.68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">
                <text:p>0.9</text:p>
              </table:table-cell>
              <table:table-cell office:value-type="float" office:value="0.91">
                <text:p>0.91</text:p>
              </table:table-cell>
              <table:table-cell office:value-type="float" office:value="0.9038">
                <text:p>0.90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5">
                <text:p>0.65</text:p>
              </table:table-cell>
              <table:table-cell office:value-type="float" office:value="0.64">
                <text:p>0.64</text:p>
              </table:table-cell>
              <table:table-cell office:value-type="float" office:value="0.561">
                <text:p>0.5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">
                <text:p>0.9</text:p>
              </table:table-cell>
              <table:table-cell office:value-type="float" office:value="0.91">
                <text:p>0.91</text:p>
              </table:table-cell>
              <table:table-cell office:value-type="float" office:value="0.8612">
                <text:p>0.86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5">
                <text:p>0.65</text:p>
              </table:table-cell>
              <table:table-cell office:value-type="float" office:value="0.64">
                <text:p>0.64</text:p>
              </table:table-cell>
              <table:table-cell office:value-type="float" office:value="0.6427">
                <text:p>0.64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">
                <text:p>0.9</text:p>
              </table:table-cell>
              <table:table-cell office:value-type="float" office:value="0.91">
                <text:p>0.91</text:p>
              </table:table-cell>
              <table:table-cell office:value-type="float" office:value="0.7762">
                <text:p>0.77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5">
                <text:p>0.65</text:p>
              </table:table-cell>
              <table:table-cell office:value-type="float" office:value="0.64">
                <text:p>0.64</text:p>
              </table:table-cell>
              <table:table-cell office:value-type="float" office:value="0.6261">
                <text:p>0.62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">
                <text:p>0.9</text:p>
              </table:table-cell>
              <table:table-cell office:value-type="float" office:value="0.91">
                <text:p>0.91</text:p>
              </table:table-cell>
              <table:table-cell office:value-type="float" office:value="0.9894">
                <text:p>0.98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5">
                <text:p>0.65</text:p>
              </table:table-cell>
              <table:table-cell office:value-type="float" office:value="0.64">
                <text:p>0.64</text:p>
              </table:table-cell>
              <table:table-cell office:value-type="float" office:value="0.5333">
                <text:p>0.5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">
                <text:p>0.9</text:p>
              </table:table-cell>
              <table:table-cell office:value-type="float" office:value="0.91">
                <text:p>0.91</text:p>
              </table:table-cell>
              <table:table-cell office:value-type="float" office:value="1.088">
                <text:p>1.0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5">
                <text:p>0.65</text:p>
              </table:table-cell>
              <table:table-cell office:value-type="float" office:value="0.64">
                <text:p>0.64</text:p>
              </table:table-cell>
              <table:table-cell office:value-type="float" office:value="0.599">
                <text:p>0.5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91">
                <text:p>0.91</text:p>
              </table:table-cell>
              <table:table-cell office:value-type="float" office:value="0.9236">
                <text:p>0.92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5">
                <text:p>0.65</text:p>
              </table:table-cell>
              <table:table-cell office:value-type="float" office:value="0.64">
                <text:p>0.64</text:p>
              </table:table-cell>
              <table:table-cell office:value-type="float" office:value="0.6754">
                <text:p>0.67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">
                <text:p>0.9</text:p>
              </table:table-cell>
              <table:table-cell office:value-type="float" office:value="0.91">
                <text:p>0.91</text:p>
              </table:table-cell>
              <table:table-cell office:value-type="float" office:value="0.7531">
                <text:p>0.75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5">
                <text:p>0.65</text:p>
              </table:table-cell>
              <table:table-cell office:value-type="float" office:value="0.64">
                <text:p>0.64</text:p>
              </table:table-cell>
              <table:table-cell office:value-type="float" office:value="0.6145">
                <text:p>0.61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">
                <text:p>0.9</text:p>
              </table:table-cell>
              <table:table-cell office:value-type="float" office:value="0.91">
                <text:p>0.91</text:p>
              </table:table-cell>
              <table:table-cell office:value-type="float" office:value="0.7659">
                <text:p>0.76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5">
                <text:p>0.65</text:p>
              </table:table-cell>
              <table:table-cell office:value-type="float" office:value="0.64">
                <text:p>0.64</text:p>
              </table:table-cell>
              <table:table-cell office:value-type="float" office:value="0.5445">
                <text:p>0.54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">
                <text:p>0.9</text:p>
              </table:table-cell>
              <table:table-cell office:value-type="float" office:value="0.91">
                <text:p>0.91</text:p>
              </table:table-cell>
              <table:table-cell office:value-type="float" office:value="0.8754">
                <text:p>0.87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5">
                <text:p>0.65</text:p>
              </table:table-cell>
              <table:table-cell office:value-type="float" office:value="0.64">
                <text:p>0.64</text:p>
              </table:table-cell>
              <table:table-cell office:value-type="float" office:value="0.6229">
                <text:p>0.62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">
                <text:p>0.9</text:p>
              </table:table-cell>
              <table:table-cell office:value-type="float" office:value="0.91">
                <text:p>0.91</text:p>
              </table:table-cell>
              <table:table-cell office:value-type="float" office:value="0.8909">
                <text:p>0.89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5">
                <text:p>0.65</text:p>
              </table:table-cell>
              <table:table-cell office:value-type="float" office:value="0.64">
                <text:p>0.64</text:p>
              </table:table-cell>
              <table:table-cell office:value-type="float" office:value="0.5956">
                <text:p>0.59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">
                <text:p>0.9</text:p>
              </table:table-cell>
              <table:table-cell office:value-type="float" office:value="0.91">
                <text:p>0.91</text:p>
              </table:table-cell>
              <table:table-cell office:value-type="float" office:value="0.951">
                <text:p>0.9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5">
                <text:p>0.65</text:p>
              </table:table-cell>
              <table:table-cell office:value-type="float" office:value="0.64">
                <text:p>0.64</text:p>
              </table:table-cell>
              <table:table-cell office:value-type="float" office:value="0.6765">
                <text:p>0.67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">
                <text:p>0.9</text:p>
              </table:table-cell>
              <table:table-cell office:value-type="float" office:value="0.91">
                <text:p>0.91</text:p>
              </table:table-cell>
              <table:table-cell office:value-type="float" office:value="0.9299">
                <text:p>0.92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5">
                <text:p>0.65</text:p>
              </table:table-cell>
              <table:table-cell office:value-type="float" office:value="0.64">
                <text:p>0.64</text:p>
              </table:table-cell>
              <table:table-cell office:value-type="float" office:value="0.5441">
                <text:p>0.54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0.91">
                <text:p>0.91</text:p>
              </table:table-cell>
              <table:table-cell office:value-type="float" office:value="1.0715">
                <text:p>1.07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5">
                <text:p>0.65</text:p>
              </table:table-cell>
              <table:table-cell office:value-type="float" office:value="0.64">
                <text:p>0.64</text:p>
              </table:table-cell>
              <table:table-cell office:value-type="float" office:value="0.6975">
                <text:p>0.69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">
                <text:p>0.9</text:p>
              </table:table-cell>
              <table:table-cell office:value-type="float" office:value="0.91">
                <text:p>0.91</text:p>
              </table:table-cell>
              <table:table-cell office:value-type="float" office:value="0.7959">
                <text:p>0.79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5">
                <text:p>0.65</text:p>
              </table:table-cell>
              <table:table-cell office:value-type="float" office:value="0.64">
                <text:p>0.64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">
                <text:p>0.9</text:p>
              </table:table-cell>
              <table:table-cell office:value-type="float" office:value="0.91">
                <text:p>0.91</text:p>
              </table:table-cell>
              <table:table-cell office:value-type="float" office:value="0.9315">
                <text:p>0.93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73">
                <text:p>0.73</text:p>
              </table:table-cell>
              <table:table-cell office:value-type="float" office:value="0.8017">
                <text:p>0.80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">
                <text:p>0.9</text:p>
              </table:table-cell>
              <table:table-cell office:value-type="float" office:value="0.91">
                <text:p>0.91</text:p>
              </table:table-cell>
              <table:table-cell office:value-type="float" office:value="1.0014">
                <text:p>1.00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5">
                <text:p>0.65</text:p>
              </table:table-cell>
              <table:table-cell office:value-type="float" office:value="0.92">
                <text:p>0.92</text:p>
              </table:table-cell>
              <table:table-cell office:value-type="float" office:value="0.9427">
                <text:p>0.94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">
                <text:p>0.9</text:p>
              </table:table-cell>
              <table:table-cell office:value-type="float" office:value="0.92">
                <text:p>0.92</text:p>
              </table:table-cell>
              <table:table-cell office:value-type="float" office:value="0.9064">
                <text:p>0.90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5">
                <text:p>0.65</text:p>
              </table:table-cell>
              <table:table-cell office:value-type="float" office:value="0.92">
                <text:p>0.92</text:p>
              </table:table-cell>
              <table:table-cell office:value-type="float" office:value="1.0154">
                <text:p>1.01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">
                <text:p>0.9</text:p>
              </table:table-cell>
              <table:table-cell office:value-type="float" office:value="0.92">
                <text:p>0.92</text:p>
              </table:table-cell>
              <table:table-cell office:value-type="float" office:value="0.9957">
                <text:p>0.99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5">
                <text:p>0.65</text:p>
              </table:table-cell>
              <table:table-cell office:value-type="float" office:value="0.93">
                <text:p>0.93</text:p>
              </table:table-cell>
              <table:table-cell office:value-type="float" office:value="0.9392">
                <text:p>0.93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">
                <text:p>0.9</text:p>
              </table:table-cell>
              <table:table-cell office:value-type="float" office:value="0.93">
                <text:p>0.93</text:p>
              </table:table-cell>
              <table:table-cell office:value-type="float" office:value="0.8135">
                <text:p>0.81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5">
                <text:p>0.65</text:p>
              </table:table-cell>
              <table:table-cell office:value-type="float" office:value="0.93">
                <text:p>0.93</text:p>
              </table:table-cell>
              <table:table-cell office:value-type="float" office:value="0.8683">
                <text:p>0.86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">
                <text:p>0.9</text:p>
              </table:table-cell>
              <table:table-cell office:value-type="float" office:value="0.93">
                <text:p>0.93</text:p>
              </table:table-cell>
              <table:table-cell office:value-type="float" office:value="0.9227">
                <text:p>0.92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5">
                <text:p>0.65</text:p>
              </table:table-cell>
              <table:table-cell office:value-type="float" office:value="0.93">
                <text:p>0.93</text:p>
              </table:table-cell>
              <table:table-cell office:value-type="float" office:value="0.9374">
                <text:p>0.93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">
                <text:p>0.9</text:p>
              </table:table-cell>
              <table:table-cell office:value-type="float" office:value="0.88">
                <text:p>0.88</text:p>
              </table:table-cell>
              <table:table-cell office:value-type="float" office:value="0.9758">
                <text:p>0.97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1201">
                <text:p>0.12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0181">
                <text:p>0.01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0473">
                <text:p>0.04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0755">
                <text:p>0.07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